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T15" style:parent-style-name="Car.predefinitoparagrafo" style:family="text">
      <style:text-properties style:font-name="Liberation Sans" fo:font-size="8pt" style:font-size-asian="8pt" style:font-size-complex="8pt"/>
    </style:style>
    <style:style style:name="P16" style:parent-style-name="Standard" style:family="paragraph">
      <style:text-properties style:font-name="Liberation Sans" fo:font-size="10.5pt" style:font-size-asian="10.5pt"/>
    </style:style>
    <style:style style:name="P17" style:parent-style-name="Standard" style:family="paragraph">
      <style:text-properties style:font-name="Liberation Sans" fo:font-size="10.5pt" style:font-size-asian="10.5pt"/>
    </style:style>
    <style:style style:name="P18" style:parent-style-name="Standard" style:family="paragraph">
      <style:text-properties style:font-name="Liberation Sans" fo:font-size="10.5pt" style:font-size-asian="10.5pt"/>
    </style:style>
    <style:style style:name="TableColumn20" style:family="table-column">
      <style:table-column-properties style:column-width="0.3909in" style:use-optimal-column-width="false"/>
    </style:style>
    <style:style style:name="TableColumn21" style:family="table-column">
      <style:table-column-properties style:column-width="0.868in" style:use-optimal-column-width="false"/>
    </style:style>
    <style:style style:name="TableColumn22" style:family="table-column">
      <style:table-column-properties style:column-width="1.7361in" style:use-optimal-column-width="false"/>
    </style:style>
    <style:style style:name="TableColumn23" style:family="table-column">
      <style:table-column-properties style:column-width="3.6979in" style:use-optimal-column-width="false"/>
    </style:style>
    <style:style style:name="Table19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0.5pt" style:font-size-asian="10.5pt"/>
    </style:style>
    <style:style style:name="TableCell29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0.5pt" style:font-size-asian="10.5pt"/>
    </style:style>
    <style:style style:name="TableCell31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0.5pt" style:font-size-asian="10.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color="#70AD47" fo:font-size="10.5pt" style:font-size-asian="10.5pt"/>
    </style:style>
    <style:style style:name="TableCell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color="#70AD47" fo:font-size="10.5pt" style:font-size-asian="10.5pt"/>
    </style:style>
    <style:style style:name="TableCell4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color="#70AD47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70AD47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color="#70AD47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color="#70AD47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color="#70AD47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color="#70AD47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color="#70AD47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color="#70AD47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color="#70AD47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color="#70AD47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color="#70AD47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color="#70AD47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color="#70AD47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color="#70AD47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color="#70AD47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4" style:parent-style-name="Car.predefinitoparagrafo" style:family="text">
      <style:text-properties style:font-name="Liberation Sans" fo:color="#70AD47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color="#70AD47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color="#70AD47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" fo:color="#70AD47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color="#70AD47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color="#70AD47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color="#70AD47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color="#70AD47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color="#70AD47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0" style:parent-style-name="Car.predefinitoparagrafo" style:family="text">
      <style:text-properties style:font-name="Liberation Sans" fo:color="#70AD47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color="#70AD47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color="#70AD47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 fo:color="#70AD47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color="#70AD47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color="#70AD47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color="#70AD47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color="#C00000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color="#C00000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color="#C00000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color="#C00000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color="#C00000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color="#C00000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color="#C00000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color="#C00000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 fo:color="#C00000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color="#4472C4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color="#4472C4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color="#4472C4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color="#4472C4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color="#4472C4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color="#4472C4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color="#4472C4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color="#4472C4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color="#4472C4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color="#70AD47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color="#70AD47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color="#70AD47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color="#70AD47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color="#70AD47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color="#70AD47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color="#C00000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color="#C00000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color="#C00000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color="#C00000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iberation Sans" fo:font-size="10.5pt" style:font-size-asian="10.5pt"/>
    </style:style>
    <style:style style:name="TableCell2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" fo:font-size="10.5pt" style:font-size-asian="10.5pt"/>
    </style:style>
    <style:style style:name="TableCell2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" fo:font-size="10.5pt" style:font-size-asian="10.5pt"/>
    </style:style>
    <style:style style:name="P285" style:parent-style-name="Standard" style:family="paragraph">
      <style:text-properties style:font-name="Liberation Sans" fo:font-size="10.5pt" style:font-size-asian="10.5pt"/>
    </style:style>
    <style:style style:name="P286" style:parent-style-name="Standard" style:family="paragraph">
      <style:text-properties style:font-name="Liberation Sans" fo:font-size="10.5pt" style:font-size-asian="10.5pt"/>
    </style:style>
    <style:style style:name="P287" style:parent-style-name="Standard" style:family="paragraph">
      <style:text-properties style:font-name="Liberation Sans" fo:font-size="10.5pt" style:font-size-asian="10.5pt"/>
    </style:style>
    <style:style style:name="P288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text-properties style:font-name="Liberation Sans" fo:font-size="10.5pt" style:font-size-asian="10.5pt"/>
    </style:style>
    <style:style style:name="TableColumn293" style:family="table-column">
      <style:table-column-properties style:column-width="0.3909in" style:use-optimal-column-width="false"/>
    </style:style>
    <style:style style:name="TableColumn294" style:family="table-column">
      <style:table-column-properties style:column-width="1.5361in" style:use-optimal-column-width="false"/>
    </style:style>
    <style:style style:name="TableColumn295" style:family="table-column">
      <style:table-column-properties style:column-width="4.7659in" style:use-optimal-column-width="false"/>
    </style:style>
    <style:style style:name="Table292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" fo:font-size="10.5pt" style:font-size-asian="10.5pt"/>
    </style:style>
    <style:style style:name="TableCell3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ans" fo:font-size="10.5pt" style:font-size-asian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ans" fo:font-size="10.5pt" style:font-size-asian="10.5pt"/>
    </style:style>
    <style:style style:name="TableCell3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Liberation Sans" fo:font-size="10.5pt" style:font-size-asian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Liberation Sans" fo:font-size="10.5pt" style:font-size-asian="10.5pt"/>
    </style:style>
    <style:style style:name="TableCell3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beration Sans" fo:font-size="10.5pt" style:font-size-asian="10.5pt"/>
    </style:style>
    <style:style style:name="P317" style:parent-style-name="Standard" style:family="paragraph">
      <style:text-properties style:font-name="Liberation Sans" fo:font-size="10.5pt" style:font-size-asian="10.5pt"/>
    </style:style>
    <style:style style:name="P31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9" style:parent-style-name="Standard" style:family="paragraph">
      <style:text-properties style:font-name="Liberation Mono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ize="10.5pt" style:font-size-asian="10.5pt"/>
    </style:style>
    <style:style style:name="P322" style:parent-style-name="Standard" style:family="paragraph">
      <style:text-properties style:font-name="Liberation Sans" fo:font-size="10.5pt" style:font-size-asian="10.5pt"/>
    </style:style>
    <style:style style:name="T323" style:parent-style-name="Car.predefinitoparagrafo" style:family="text">
      <style:text-properties style:font-name="Liberation Sans" fo:font-weight="bold" style:font-weight-asian="bold" style:font-weight-complex="bold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P326" style:parent-style-name="Standard" style:family="paragraph">
      <style:text-properties style:font-name="Liberation Sans" fo:font-size="10.5pt" style:font-size-asian="10.5pt"/>
    </style:style>
    <style:style style:name="TableColumn328" style:family="table-column">
      <style:table-column-properties style:column-width="0.3909in" style:use-optimal-column-width="false"/>
    </style:style>
    <style:style style:name="TableColumn329" style:family="table-column">
      <style:table-column-properties style:column-width="1.5361in" style:use-optimal-column-width="false"/>
    </style:style>
    <style:style style:name="TableColumn330" style:family="table-column">
      <style:table-column-properties style:column-width="4.7659in" style:use-optimal-column-width="false"/>
    </style:style>
    <style:style style:name="Table327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font-size="10.5pt" style:font-size-asian="10.5pt"/>
    </style:style>
    <style:style style:name="TableCell33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" fo:font-size="10.5pt" style:font-size-asian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 fo:font-size="10.5pt" style:font-size-asian="10.5pt"/>
    </style:style>
    <style:style style:name="TableCell3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 fo:font-size="10.5pt" style:font-size-asian="10.5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Liberation Sans" fo:font-size="10.5pt" style:font-size-asian="10.5pt"/>
    </style:style>
    <style:style style:name="TableCell3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beration Sans" fo:font-size="10.5pt" style:font-size-asian="10.5pt"/>
    </style:style>
    <style:style style:name="P352" style:parent-style-name="Standard" style:family="paragraph">
      <style:text-properties style:font-name="Liberation Sans" fo:font-size="10.5pt" style:font-size-asian="10.5pt"/>
    </style:style>
    <style:style style:name="P3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4" style:parent-style-name="Standard" style:family="paragraph">
      <style:text-properties style:font-name="Liberation Mono" fo:font-size="10.5pt" style:font-size-asian="10.5pt"/>
    </style:style>
    <style:style style:name="P355" style:parent-style-name="Standard" style:family="paragraph">
      <style:text-properties style:font-name="Liberation Mono" fo:font-size="10.5pt" style:font-size-asian="10.5pt"/>
    </style:style>
    <style:style style:name="P356" style:parent-style-name="Standard" style:family="paragraph">
      <style:text-properties style:font-name="Liberation Mono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Sans" fo:font-weight="bold" style:font-weight-asian="bold" style:font-weight-complex="bold"/>
    </style:style>
    <style:style style:name="P359" style:parent-style-name="Standard" style:family="paragraph">
      <style:paragraph-properties fo:break-before="page"/>
    </style:style>
    <style:style style:name="T360" style:parent-style-name="Car.predefinitoparagrafo" style:family="text">
      <style:text-properties style:font-name="Liberation Sans" fo:font-weight="bold" style:font-weight-asian="bold" style:font-weight-complex="bold"/>
    </style:style>
    <style:style style:name="P361" style:parent-style-name="Standard" style:family="paragraph">
      <style:text-properties style:font-name="Liberation Sans" fo:font-size="10.5pt" style:font-size-asian="10.5pt"/>
    </style:style>
    <style:style style:name="P362" style:parent-style-name="Standard" style:family="paragraph">
      <style:text-properties style:font-name="Liberation Sans" fo:font-size="10.5pt" style:font-size-asian="10.5pt"/>
    </style:style>
    <style:style style:name="P363" style:parent-style-name="Standard" style:family="paragraph">
      <style:text-properties style:font-name="Liberation Sans" fo:font-size="10.5pt" style:font-size-asian="10.5pt"/>
    </style:style>
    <style:style style:name="TableColumn365" style:family="table-column">
      <style:table-column-properties style:column-width="0.3909in" style:use-optimal-column-width="false"/>
    </style:style>
    <style:style style:name="TableColumn366" style:family="table-column">
      <style:table-column-properties style:column-width="1.5361in" style:use-optimal-column-width="false"/>
    </style:style>
    <style:style style:name="TableColumn367" style:family="table-column">
      <style:table-column-properties style:column-width="4.7659in" style:use-optimal-column-width="false"/>
    </style:style>
    <style:style style:name="Table364" style:family="table">
      <style:table-properties style:width="6.693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" fo:font-size="10.5pt" style:font-size-asian="10.5pt"/>
    </style:style>
    <style:style style:name="TableCell3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" fo:font-size="10.5pt" style:font-size-asian="10.5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ans" fo:font-size="10.5pt" style:font-size-asian="10.5pt"/>
    </style:style>
    <style:style style:name="TableCell3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" fo:font-size="10.5pt" style:font-size-asian="10.5pt"/>
    </style:style>
    <style:style style:name="P382" style:parent-style-name="Standard" style:family="paragraph">
      <style:text-properties style:font-name="Liberation Sans" fo:font-size="10.5pt" style:font-size-asian="10.5pt"/>
    </style:style>
    <style:style style:name="P38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4" style:parent-style-name="Standard" style:family="paragraph">
      <style:text-properties style:font-name="Liberation Mono" fo:font-size="10.5pt" style:font-size-asian="10.5pt"/>
    </style:style>
    <style:style style:name="P385" style:parent-style-name="Standard" style:family="paragraph">
      <style:text-properties style:font-name="Liberation Mono" fo:font-size="10.5pt" style:font-size-asian="10.5pt"/>
    </style:style>
    <style:style style:name="P386" style:parent-style-name="Standard" style:family="paragraph">
      <style:text-properties style:font-name="Liberation Mono" fo:font-size="10.5pt" style:font-size-asian="10.5pt"/>
    </style:style>
    <style:style style:name="T387" style:parent-style-name="Car.predefinitoparagrafo" style:family="text">
      <style:text-properties style:font-name="Liberation Sans" fo:font-weight="bold" style:font-weight-asian="bold" style:font-weight-complex="bold"/>
    </style:style>
    <style:style style:name="P388" style:parent-style-name="Standard" style:family="paragraph">
      <style:text-properties style:font-name="Liberation Sans" fo:font-size="10.5pt" style:font-size-asian="10.5pt"/>
    </style:style>
    <style:style style:name="P389" style:parent-style-name="Standard" style:family="paragraph">
      <style:text-properties style:font-name="Liberation Sans" fo:font-size="10.5pt" style:font-size-asian="10.5pt"/>
    </style:style>
    <style:style style:name="P390" style:parent-style-name="Standard" style:family="paragraph">
      <style:text-properties style:font-name="Liberation Sans" fo:font-size="10.5pt" style:font-size-asian="10.5pt"/>
    </style:style>
    <style:style style:name="TableColumn392" style:family="table-column">
      <style:table-column-properties style:column-width="0.3909in" style:use-optimal-column-width="false"/>
    </style:style>
    <style:style style:name="TableColumn393" style:family="table-column">
      <style:table-column-properties style:column-width="1.5361in" style:use-optimal-column-width="false"/>
    </style:style>
    <style:style style:name="TableColumn394" style:family="table-column">
      <style:table-column-properties style:column-width="4.7659in" style:use-optimal-column-width="false"/>
    </style:style>
    <style:style style:name="Table391" style:family="table">
      <style:table-properties style:width="6.693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size="10.5pt" style:font-size-asian="10.5pt"/>
    </style:style>
    <style:style style:name="TableCell40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P402" style:parent-style-name="Standard" style:family="paragraph">
      <style:text-properties style:font-name="Liberation Sans" fo:font-size="10.5pt" style:font-size-asian="10.5pt"/>
    </style:style>
    <style:style style:name="P40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4" style:parent-style-name="Standard" style:family="paragraph">
      <style:text-properties style:font-name="Liberation Mono" fo:font-size="10.5pt" style:font-size-asian="10.5pt"/>
    </style:style>
    <style:style style:name="P405" style:parent-style-name="Standard" style:family="paragraph">
      <style:text-properties style:font-name="Liberation Mono" fo:font-size="10.5pt" style:font-size-asian="10.5pt"/>
    </style:style>
    <style:style style:name="P406" style:parent-style-name="Standard" style:family="paragraph">
      <style:text-properties style:font-name="Liberation Mono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T408" style:parent-style-name="Car.predefinitoparagrafo" style:family="text">
      <style:text-properties style:font-name="Liberation Sans" fo:font-weight="bold" style:font-weight-asian="bold" style:font-weight-complex="bold"/>
    </style:style>
    <style:style style:name="P409" style:parent-style-name="Standard" style:family="paragraph">
      <style:text-properties style:font-name="Liberation Sans" fo:font-size="10.5pt" style:font-size-asian="10.5pt"/>
    </style:style>
    <style:style style:name="P410" style:parent-style-name="Standard" style:family="paragraph">
      <style:text-properties style:font-name="Liberation Sans" fo:font-size="10.5pt" style:font-size-asian="10.5pt"/>
    </style:style>
    <style:style style:name="TableColumn412" style:family="table-column">
      <style:table-column-properties style:column-width="0.3909in" style:use-optimal-column-width="false"/>
    </style:style>
    <style:style style:name="TableColumn413" style:family="table-column">
      <style:table-column-properties style:column-width="1.5361in" style:use-optimal-column-width="false"/>
    </style:style>
    <style:style style:name="TableColumn414" style:family="table-column">
      <style:table-column-properties style:column-width="4.7659in" style:use-optimal-column-width="false"/>
    </style:style>
    <style:style style:name="Table411" style:family="table">
      <style:table-properties style:width="6.6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font-size="10.5pt" style:font-size-asian="10.5pt"/>
    </style:style>
    <style:style style:name="TableCell42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" fo:font-size="10.5pt" style:font-size-asian="10.5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ans" fo:font-size="10.5pt" style:font-size-asian="10.5pt"/>
    </style:style>
    <style:style style:name="TableCell4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font-size="10.5pt" style:font-size-asian="10.5pt"/>
    </style:style>
    <style:style style:name="P429" style:parent-style-name="Standard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1" style:parent-style-name="Standard" style:family="paragraph">
      <style:text-properties style:font-name="Liberation Mono" fo:font-size="10.5pt" style:font-size-asian="10.5pt"/>
    </style:style>
    <style:style style:name="P432" style:parent-style-name="Standard" style:family="paragraph">
      <style:text-properties style:font-name="Liberation Mono" fo:font-size="10.5pt" style:font-size-asian="10.5pt"/>
    </style:style>
    <style:style style:name="P433" style:parent-style-name="Standard" style:family="paragraph">
      <style:text-properties style:font-name="Liberation Mono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paragraph-properties fo:break-before="page"/>
    </style:style>
    <style:style style:name="T436" style:parent-style-name="Car.predefinitoparagrafo" style:family="text">
      <style:text-properties style:font-name="Liberation Sans" fo:font-weight="bold" style:font-weight-asian="bold" style:font-weight-complex="bold"/>
    </style:style>
    <style:style style:name="T437" style:parent-style-name="Car.predefinitoparagrafo" style:family="text">
      <style:text-properties style:font-name="Liberation Sans" fo:font-weight="bold" style:font-weight-asian="bold" style:font-weight-complex="bold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ize="10.5pt" style:font-size-asian="10.5pt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TableColumn442" style:family="table-column">
      <style:table-column-properties style:column-width="0.3909in" style:use-optimal-column-width="false"/>
    </style:style>
    <style:style style:name="TableColumn443" style:family="table-column">
      <style:table-column-properties style:column-width="1.5361in" style:use-optimal-column-width="false"/>
    </style:style>
    <style:style style:name="TableColumn444" style:family="table-column">
      <style:table-column-properties style:column-width="4.7659in" style:use-optimal-column-width="false"/>
    </style:style>
    <style:style style:name="Table441" style:family="table">
      <style:table-properties style:width="6.693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" fo:font-size="10.5pt" style:font-size-asian="10.5pt"/>
    </style:style>
    <style:style style:name="TableCell4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P508" style:parent-style-name="TableContents" style:family="paragraph">
      <style:text-properties style:font-name="Liberation Sans" fo:font-size="10.5pt" style:font-size-asian="10.5pt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1" style:parent-style-name="Standard" style:family="paragraph">
      <style:text-properties style:font-name="Liberation Mono" fo:font-size="10.5pt" style:font-size-asian="10.5pt"/>
    </style:style>
    <style:style style:name="P522" style:parent-style-name="Standard" style:family="paragraph">
      <style:text-properties style:font-name="Liberation Mono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T525" style:parent-style-name="Car.predefinitoparagrafo" style:family="text">
      <style:text-properties style:font-name="Liberation Sans" fo:font-weight="bold" style:font-weight-asian="bold" style:font-weight-complex="bold"/>
    </style:style>
    <style:style style:name="P526" style:parent-style-name="Standard" style:family="paragraph">
      <style:text-properties style:font-name="Liberation Sans" fo:font-size="10.5pt" style:font-size-asian="10.5pt"/>
    </style:style>
    <style:style style:name="P527" style:parent-style-name="Standard" style:family="paragraph">
      <style:text-properties style:font-name="Liberation Sans" fo:font-size="10.5pt" style:font-size-asian="10.5pt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TableColumn530" style:family="table-column">
      <style:table-column-properties style:column-width="0.3909in" style:use-optimal-column-width="false"/>
    </style:style>
    <style:style style:name="TableColumn531" style:family="table-column">
      <style:table-column-properties style:column-width="1.5361in" style:use-optimal-column-width="false"/>
    </style:style>
    <style:style style:name="TableColumn532" style:family="table-column">
      <style:table-column-properties style:column-width="4.7659in" style:use-optimal-column-width="false"/>
    </style:style>
    <style:style style:name="Table529" style:family="table">
      <style:table-properties style:width="6.693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" fo:font-size="10.5pt" style:font-size-asian="10.5pt"/>
    </style:style>
    <style:style style:name="TableCell5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P540" style:parent-style-name="Standard" style:family="paragraph">
      <style:text-properties style:font-name="Liberation Sans" fo:font-size="10.5pt" style:font-size-asian="10.5pt"/>
    </style:style>
    <style:style style:name="P5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2" style:parent-style-name="Standard" style:family="paragraph">
      <style:text-properties style:font-name="Liberation Mono" fo:font-size="10.5pt" style:font-size-asian="10.5pt"/>
    </style:style>
    <style:style style:name="P543" style:parent-style-name="Standard" style:family="paragraph">
      <style:text-properties style:font-name="Liberation Mono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T546" style:parent-style-name="Car.predefinitoparagrafo" style:family="text">
      <style:text-properties style:font-name="Liberation Sans" fo:font-weight="bold" style:font-weight-asian="bold" style:font-weight-complex="bold"/>
    </style:style>
    <style:style style:name="T547" style:parent-style-name="Car.predefinitoparagrafo" style:family="text">
      <style:text-properties style:font-name="Liberation Sans" fo:font-weight="bold" style:font-weight-asian="bold" style:font-weight-complex="bold"/>
    </style:style>
    <style:style style:name="P548" style:parent-style-name="Standard" style:family="paragraph">
      <style:text-properties style:font-name="Liberation Sans" fo:font-size="10.5pt" style:font-size-asian="10.5pt"/>
    </style:style>
    <style:style style:name="P549" style:parent-style-name="Standard" style:family="paragraph">
      <style:text-properties style:font-name="Liberation Sans" fo:font-size="10.5pt" style:font-size-asian="10.5pt"/>
    </style:style>
    <style:style style:name="TableColumn551" style:family="table-column">
      <style:table-column-properties style:column-width="0.3909in" style:use-optimal-column-width="false"/>
    </style:style>
    <style:style style:name="TableColumn552" style:family="table-column">
      <style:table-column-properties style:column-width="1.5361in" style:use-optimal-column-width="false"/>
    </style:style>
    <style:style style:name="TableColumn553" style:family="table-column">
      <style:table-column-properties style:column-width="4.7659in" style:use-optimal-column-width="false"/>
    </style:style>
    <style:style style:name="Table550" style:family="table">
      <style:table-properties style:width="6.693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ans" fo:font-size="10.5pt" style:font-size-asian="10.5pt"/>
    </style:style>
    <style:style style:name="TableCell5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ans" fo:font-size="10.5pt" style:font-size-asian="10.5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" fo:font-size="10.5pt" style:font-size-asian="10.5pt"/>
    </style:style>
    <style:style style:name="TableCell5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ans" fo:font-size="10.5pt" style:font-size-asian="10.5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" fo:font-size="10.5pt" style:font-size-asian="10.5pt"/>
    </style:style>
    <style:style style:name="TableCell5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" fo:font-size="10.5pt" style:font-size-asian="10.5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" fo:font-size="10.5pt" style:font-size-asian="10.5pt"/>
    </style:style>
    <style:style style:name="TableCell5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" fo:font-size="10.5pt" style:font-size-asian="10.5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size="10.5pt" style:font-size-asian="10.5pt"/>
    </style:style>
    <style:style style:name="TableCell5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" fo:font-size="10.5pt" style:font-size-asian="10.5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 fo:font-size="10.5pt" style:font-size-asian="10.5pt"/>
    </style:style>
    <style:style style:name="TableCell5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font-size="10.5pt" style:font-size-asian="10.5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Cell6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" fo:font-size="10.5pt" style:font-size-asian="10.5pt"/>
    </style:style>
    <style:style style:name="TableCell6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" fo:font-size="10.5pt" style:font-size-asian="10.5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" fo:font-size="10.5pt" style:font-size-asian="10.5pt"/>
    </style:style>
    <style:style style:name="TableCell6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" fo:font-size="10.5pt" style:font-size-asian="10.5pt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P620" style:parent-style-name="TableContents" style:family="paragraph">
      <style:text-properties style:font-name="Liberation Sans" fo:font-size="10.5pt" style:font-size-asian="10.5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Liberation Sans" fo:font-size="10.5pt" style:font-size-asian="10.5pt"/>
    </style:style>
    <style:style style:name="TableCell6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" fo:font-size="10.5pt" style:font-size-asian="10.5pt"/>
    </style:style>
    <style:style style:name="P628" style:parent-style-name="Standard" style:family="paragraph">
      <style:text-properties style:font-name="Liberation Sans" fo:font-size="10.5pt" style:font-size-asian="10.5pt"/>
    </style:style>
    <style:style style:name="P62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0" style:parent-style-name="Standard" style:family="paragraph">
      <style:text-properties style:font-name="Liberation Mono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paragraph-properties fo:break-before="page"/>
    </style:style>
    <style:style style:name="T640" style:parent-style-name="Car.predefinitoparagrafo" style:family="text">
      <style:text-properties style:font-name="Liberation Sans" fo:font-weight="bold" style:font-weight-asian="bold" style:font-weight-complex="bold"/>
    </style:style>
    <style:style style:name="P641" style:parent-style-name="Standard" style:family="paragraph">
      <style:text-properties style:font-name="Liberation Sans" fo:font-size="10.5pt" style:font-size-asian="10.5pt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P643" style:parent-style-name="Standard" style:family="paragraph">
      <style:text-properties style:font-name="Liberation Sans" fo:font-size="10.5pt" style:font-size-asian="10.5pt"/>
    </style:style>
    <style:style style:name="TableColumn645" style:family="table-column">
      <style:table-column-properties style:column-width="0.3909in" style:use-optimal-column-width="false"/>
    </style:style>
    <style:style style:name="TableColumn646" style:family="table-column">
      <style:table-column-properties style:column-width="1.5361in" style:use-optimal-column-width="false"/>
    </style:style>
    <style:style style:name="TableColumn647" style:family="table-column">
      <style:table-column-properties style:column-width="4.7659in" style:use-optimal-column-width="false"/>
    </style:style>
    <style:style style:name="Table644" style:family="table">
      <style:table-properties style:width="6.693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size="10.5pt" style:font-size-asian="10.5pt"/>
    </style:style>
    <style:style style:name="TableCell65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Liberation Sans" fo:font-size="10.5pt" style:font-size-asian="10.5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Cell6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Liberation Sans" fo:font-size="10.5pt" style:font-size-asian="10.5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TableCell6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Liberation Sans" fo:font-size="10.5pt" style:font-size-asian="10.5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" fo:font-size="10.5pt" style:font-size-asian="10.5pt"/>
    </style:style>
    <style:style style:name="TableCell6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ans" fo:font-size="10.5pt" style:font-size-asian="10.5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TableCell6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ans" fo:font-size="10.5pt" style:font-size-asian="10.5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" fo:font-size="10.5pt" style:font-size-asian="10.5pt"/>
    </style:style>
    <style:style style:name="TableCell6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Liberation Sans" fo:font-size="10.5pt" style:font-size-asian="10.5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Liberation Sans" fo:font-size="10.5pt" style:font-size-asian="10.5pt"/>
    </style:style>
    <style:style style:name="TableCell6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Liberation Sans" fo:font-size="10.5pt" style:font-size-asian="10.5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 fo:font-size="10.5pt" style:font-size-asian="10.5pt"/>
    </style:style>
    <style:style style:name="TableCell7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Liberation Sans" fo:font-size="10.5pt" style:font-size-asian="10.5pt"/>
    </style:style>
    <style:style style:name="P704" style:parent-style-name="Standard" style:family="paragraph">
      <style:text-properties style:font-name="Liberation Sans" fo:font-size="10.5pt" style:font-size-asian="10.5pt"/>
    </style:style>
    <style:style style:name="P70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6" style:parent-style-name="Standard" style:family="paragraph">
      <style:text-properties style:font-name="Liberation Mono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P710" style:parent-style-name="Standard" style:family="paragraph">
      <style:text-properties style:font-name="Liberation Mono" fo:font-size="10.5pt" style:font-size-asian="10.5pt"/>
    </style:style>
    <style:style style:name="T711" style:parent-style-name="Car.predefinitoparagrafo" style:family="text">
      <style:text-properties style:font-name="Liberation Sans" fo:font-weight="bold" style:font-weight-asian="bold" style:font-weight-complex="bold"/>
    </style:style>
    <style:style style:name="P712" style:parent-style-name="Standard" style:family="paragraph">
      <style:text-properties style:font-name="Liberation Sans" fo:font-size="10.5pt" style:font-size-asian="10.5pt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P715" style:parent-style-name="Standard" style:family="paragraph">
      <style:text-properties style:font-name="Liberation Sans" fo:font-size="10.5pt" style:font-size-asian="10.5pt"/>
    </style:style>
    <style:style style:name="TableColumn717" style:family="table-column">
      <style:table-column-properties style:column-width="0.3902in" style:use-optimal-column-width="false"/>
    </style:style>
    <style:style style:name="TableColumn718" style:family="table-column">
      <style:table-column-properties style:column-width="1.5361in" style:use-optimal-column-width="false"/>
    </style:style>
    <style:style style:name="TableColumn719" style:family="table-column">
      <style:table-column-properties style:column-width="4.7666in" style:use-optimal-column-width="false"/>
    </style:style>
    <style:style style:name="Table716" style:family="table">
      <style:table-properties style:width="6.693in" fo:margin-left="0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3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Cell725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Liberation Sans" fo:font-size="10.5pt" style:font-size-asian="10.5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TableCell732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Liberation Sans" fo:font-size="10.5pt" style:font-size-asian="10.5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7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Liberation Sans" fo:font-size="10.5pt" style:font-size-asian="10.5pt"/>
    </style:style>
    <style:style style:name="TableCell739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Liberation Sans" fo:font-size="10.5pt" style:font-size-asian="10.5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Cell7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Liberation Sans" fo:font-size="10.5pt" style:font-size-asian="10.5pt"/>
    </style:style>
    <style:style style:name="P748" style:parent-style-name="Standard" style:family="paragraph">
      <style:text-properties style:font-name="Liberation Sans" fo:font-size="10.5pt" style:font-size-asian="10.5pt"/>
    </style:style>
    <style:style style:name="P74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50" style:parent-style-name="Standard" style:family="paragraph">
      <style:text-properties style:font-name="Liberation Mono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P756" style:parent-style-name="Standard" style:family="paragraph">
      <style:text-properties style:font-name="Liberation Mono" fo:font-size="10.5pt" style:font-size-asian="10.5pt"/>
    </style:style>
    <style:style style:name="T757" style:parent-style-name="Car.predefinitoparagrafo" style:family="text">
      <style:text-properties style:font-name="Liberation Sans" fo:font-weight="bold" style:font-weight-asian="bold" style:font-weight-complex="bold"/>
    </style:style>
    <style:style style:name="P758" style:parent-style-name="Standard" style:family="paragraph">
      <style:text-properties style:font-name="Liberation Sans" fo:font-size="10.5pt" style:font-size-asian="10.5pt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ize="10.5pt" style:font-size-asian="10.5pt"/>
    </style:style>
    <style:style style:name="TableColumn763" style:family="table-column">
      <style:table-column-properties style:column-width="0.3909in" style:use-optimal-column-width="false"/>
    </style:style>
    <style:style style:name="TableColumn764" style:family="table-column">
      <style:table-column-properties style:column-width="1.5361in" style:use-optimal-column-width="false"/>
    </style:style>
    <style:style style:name="TableColumn765" style:family="table-column">
      <style:table-column-properties style:column-width="4.7659in" style:use-optimal-column-width="false"/>
    </style:style>
    <style:style style:name="Table762" style:family="table">
      <style:table-properties style:width="6.693in" fo:margin-left="0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Liberation Sans" fo:font-size="10.5pt" style:font-size-asian="10.5pt"/>
    </style:style>
    <style:style style:name="TableCell7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Liberation Sans" fo:font-size="10.5pt" style:font-size-asian="10.5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Liberation Sans" fo:font-size="10.5pt" style:font-size-asian="10.5pt"/>
    </style:style>
    <style:style style:name="TableCell7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Liberation Sans" fo:font-size="10.5pt" style:font-size-asian="10.5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Liberation Sans" fo:font-size="10.5pt" style:font-size-asian="10.5pt"/>
    </style:style>
    <style:style style:name="TableCell7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Liberation Sans" fo:font-size="10.5pt" style:font-size-asian="10.5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Liberation Sans" fo:font-size="10.5pt" style:font-size-asian="10.5pt"/>
    </style:style>
    <style:style style:name="TableCell7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Liberation Sans" fo:font-size="10.5pt" style:font-size-asian="10.5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Liberation Sans" fo:font-size="10.5pt" style:font-size-asian="10.5pt"/>
    </style:style>
    <style:style style:name="TableCell7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Liberation Sans" fo:font-size="10.5pt" style:font-size-asian="10.5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Liberation Sans" fo:font-size="10.5pt" style:font-size-asian="10.5pt"/>
    </style:style>
    <style:style style:name="TableCell8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Liberation Sans" fo:font-size="10.5pt" style:font-size-asian="10.5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Liberation Sans" fo:font-size="10.5pt" style:font-size-asian="10.5pt"/>
    </style:style>
    <style:style style:name="TableCell81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Liberation Sans" fo:font-size="10.5pt" style:font-size-asian="10.5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Liberation Sans" fo:font-size="10.5pt" style:font-size-asian="10.5pt"/>
    </style:style>
    <style:style style:name="TableCell8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Liberation Sans" fo:font-size="10.5pt" style:font-size-asian="10.5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size="10.5pt" style:font-size-asian="10.5pt"/>
    </style:style>
    <style:style style:name="TableCell8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Liberation Sans" fo:font-size="10.5pt" style:font-size-asian="10.5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 fo:font-size="10.5pt" style:font-size-asian="10.5pt"/>
    </style:style>
    <style:style style:name="TableCell8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Liberation Sans" fo:font-size="10.5pt" style:font-size-asian="10.5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Liberation Sans" fo:font-size="10.5pt" style:font-size-asian="10.5pt"/>
    </style:style>
    <style:style style:name="TableCell84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Liberation Sans" fo:font-size="10.5pt" style:font-size-asian="10.5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Cell84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Liberation Sans" fo:font-size="10.5pt" style:font-size-asian="10.5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Cell8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Liberation Sans" fo:font-size="10.5pt" style:font-size-asian="10.5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Liberation Sans" fo:font-size="10.5pt" style:font-size-asian="10.5pt"/>
    </style:style>
    <style:style style:name="TableCell8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Liberation Sans" fo:font-size="10.5pt" style:font-size-asian="10.5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Liberation Sans" fo:font-size="10.5pt" style:font-size-asian="10.5pt"/>
    </style:style>
    <style:style style:name="TableCell8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Liberation Sans" fo:font-size="10.5pt" style:font-size-asian="10.5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Cell8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Liberation Sans" fo:font-size="10.5pt" style:font-size-asian="10.5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 fo:font-size="10.5pt" style:font-size-asian="10.5pt"/>
    </style:style>
    <style:style style:name="TableCell8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Liberation Sans" fo:font-size="10.5pt" style:font-size-asian="10.5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 fo:font-size="10.5pt" style:font-size-asian="10.5pt"/>
    </style:style>
    <style:style style:name="TableCell8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Liberation Sans" fo:font-size="10.5pt" style:font-size-asian="10.5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 fo:font-size="10.5pt" style:font-size-asian="10.5pt"/>
    </style:style>
    <style:style style:name="TableCell8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Liberation Sans" fo:font-size="10.5pt" style:font-size-asian="10.5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Liberation Sans" fo:font-size="10.5pt" style:font-size-asian="10.5pt"/>
    </style:style>
    <style:style style:name="TableCell9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Liberation Sans" fo:font-size="10.5pt" style:font-size-asian="10.5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Liberation Sans" fo:font-size="10.5pt" style:font-size-asian="10.5pt"/>
    </style:style>
    <style:style style:name="TableCell9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Liberation Sans" fo:font-size="10.5pt" style:font-size-asian="10.5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ans" fo:font-size="10.5pt" style:font-size-asian="10.5pt"/>
    </style:style>
    <style:style style:name="TableCell9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Liberation Sans" fo:font-size="10.5pt" style:font-size-asian="10.5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Liberation Sans" fo:font-size="10.5pt" style:font-size-asian="10.5pt"/>
    </style:style>
    <style:style style:name="TableCell9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Liberation Sans" fo:font-size="10.5pt" style:font-size-asian="10.5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Liberation Sans" fo:font-size="10.5pt" style:font-size-asian="10.5pt"/>
    </style:style>
    <style:style style:name="TableCell9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Liberation Sans" fo:font-size="10.5pt" style:font-size-asian="10.5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 fo:font-size="10.5pt" style:font-size-asian="10.5pt"/>
    </style:style>
    <style:style style:name="TableCell9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Liberation Sans" fo:font-size="10.5pt" style:font-size-asian="10.5pt"/>
    </style:style>
    <style:style style:name="P941" style:parent-style-name="Standard" style:family="paragraph">
      <style:text-properties style:font-name="Liberation Sans" fo:font-size="10.5pt" style:font-size-asian="10.5pt"/>
    </style:style>
    <style:style style:name="P94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3" style:parent-style-name="Car.predefinitoparagrafo" style:family="text">
      <style:text-properties style:font-name="Liberation Mono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 fo:background-color="#FFFF00"/>
    </style:style>
    <style:style style:name="T945" style:parent-style-name="Car.predefinitoparagrafo" style:family="text">
      <style:text-properties style:font-name="Liberation Mono" fo:font-size="10.5pt" style:font-size-asian="10.5pt"/>
    </style:style>
    <style:style style:name="P946" style:parent-style-name="Standard" style:family="paragraph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text-properties style:font-name="Liberation Mono" fo:font-size="10.5pt" style:font-size-asian="10.5pt"/>
    </style:style>
    <style:style style:name="P950" style:parent-style-name="Standard" style:family="paragraph">
      <style:paragraph-properties fo:break-before="page"/>
    </style:style>
    <style:style style:name="T951" style:parent-style-name="Car.predefinitoparagrafo" style:family="text">
      <style:text-properties style:font-name="Liberation Sans" fo:font-weight="bold" style:font-weight-asian="bold" style:font-weight-complex="bold"/>
    </style:style>
    <style:style style:name="T952" style:parent-style-name="Car.predefinitoparagrafo" style:family="text">
      <style:text-properties style:font-name="Liberation Sans" fo:font-weight="bold" style:font-weight-asian="bold" style:font-weight-complex="bold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P955" style:parent-style-name="Standard" style:family="paragraph">
      <style:text-properties style:font-name="Liberation Sans" fo:font-size="10.5pt" style:font-size-asian="10.5pt"/>
    </style:style>
    <style:style style:name="TableColumn957" style:family="table-column">
      <style:table-column-properties style:column-width="0.3909in" style:use-optimal-column-width="false"/>
    </style:style>
    <style:style style:name="TableColumn958" style:family="table-column">
      <style:table-column-properties style:column-width="1.5361in" style:use-optimal-column-width="false"/>
    </style:style>
    <style:style style:name="TableColumn959" style:family="table-column">
      <style:table-column-properties style:column-width="4.7659in" style:use-optimal-column-width="false"/>
    </style:style>
    <style:style style:name="Table956" style:family="table">
      <style:table-properties style:width="6.693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Liberation Sans" fo:font-size="10.5pt" style:font-size-asian="10.5pt"/>
    </style:style>
    <style:style style:name="TableCell96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Liberation Sans" fo:font-size="10.5pt" style:font-size-asian="10.5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Liberation Sans" fo:font-size="10.5pt" style:font-size-asian="10.5pt"/>
    </style:style>
    <style:style style:name="TableCell9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ize="10.5pt" style:font-size-asian="10.5pt"/>
    </style:style>
    <style:style style:name="P97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P979" style:parent-style-name="Standard" style:family="paragraph">
      <style:text-properties style:font-name="Liberation Mono" fo:font-size="10.5pt" style:font-size-asian="10.5pt"/>
    </style:style>
    <style:style style:name="T980" style:parent-style-name="Car.predefinitoparagrafo" style:family="text">
      <style:text-properties style:font-name="Liberation Sans" fo:font-weight="bold" style:font-weight-asian="bold" style:font-weight-complex="bold"/>
    </style:style>
    <style:style style:name="P981" style:parent-style-name="Standard" style:family="paragraph">
      <style:text-properties style:font-name="Liberation Sans" fo:font-size="10.5pt" style:font-size-asian="10.5pt"/>
    </style:style>
    <style:style style:name="P982" style:parent-style-name="Standard" style:family="paragraph">
      <style:text-properties style:font-name="Liberation Sans" fo:font-size="10.5pt" style:font-size-asian="10.5pt"/>
    </style:style>
    <style:style style:name="P983" style:parent-style-name="Standard" style:family="paragraph">
      <style:text-properties style:font-name="Liberation Sans" fo:font-size="10.5pt" style:font-size-asian="10.5pt"/>
    </style:style>
    <style:style style:name="TableColumn985" style:family="table-column">
      <style:table-column-properties style:column-width="0.3909in" style:use-optimal-column-width="false"/>
    </style:style>
    <style:style style:name="TableColumn986" style:family="table-column">
      <style:table-column-properties style:column-width="1.5361in" style:use-optimal-column-width="false"/>
    </style:style>
    <style:style style:name="TableColumn987" style:family="table-column">
      <style:table-column-properties style:column-width="4.7659in" style:use-optimal-column-width="false"/>
    </style:style>
    <style:style style:name="Table984" style:family="table">
      <style:table-properties style:width="6.693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Liberation Sans" fo:font-size="10.5pt" style:font-size-asian="10.5pt"/>
    </style:style>
    <style:style style:name="TableCell99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Liberation Sans" fo:font-size="10.5pt" style:font-size-asian="10.5pt"/>
    </style:style>
    <style:style style:name="P995" style:parent-style-name="Standard" style:family="paragraph">
      <style:text-properties style:font-name="Liberation Sans" fo:font-size="10.5pt" style:font-size-asian="10.5pt"/>
    </style:style>
    <style:style style:name="P99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P999" style:parent-style-name="Standard" style:family="paragraph">
      <style:text-properties style:font-name="Liberation Mono" fo:font-size="10.5pt" style:font-size-asian="10.5pt"/>
    </style:style>
    <style:style style:name="P1000" style:parent-style-name="Standard" style:family="paragraph">
      <style:text-properties style:font-name="Liberation Mono" fo:font-size="10.5pt" style:font-size-asian="10.5pt"/>
    </style:style>
    <style:style style:name="T1001" style:parent-style-name="Car.predefinitoparagrafo" style:family="text">
      <style:text-properties style:font-name="Liberation Sans" fo:font-weight="bold" style:font-weight-asian="bold" style:font-weight-complex="bold"/>
    </style:style>
    <style:style style:name="P1002" style:parent-style-name="Standard" style:family="paragraph">
      <style:text-properties style:font-name="Liberation Sans" fo:font-size="10.5pt" style:font-size-asian="10.5pt"/>
    </style:style>
    <style:style style:name="P1003" style:parent-style-name="Standard" style:family="paragraph">
      <style:text-properties style:font-name="Liberation Sans" fo:font-size="10.5pt" style:font-size-asian="10.5pt"/>
    </style:style>
    <style:style style:name="TableColumn1005" style:family="table-column">
      <style:table-column-properties style:column-width="0.3909in" style:use-optimal-column-width="false"/>
    </style:style>
    <style:style style:name="TableColumn1006" style:family="table-column">
      <style:table-column-properties style:column-width="1.5361in" style:use-optimal-column-width="false"/>
    </style:style>
    <style:style style:name="TableColumn1007" style:family="table-column">
      <style:table-column-properties style:column-width="4.7659in" style:use-optimal-column-width="false"/>
    </style:style>
    <style:style style:name="Table1004" style:family="table">
      <style:table-properties style:width="6.693in" fo:margin-left="0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Liberation Sans" fo:font-size="10.5pt" style:font-size-asian="10.5pt"/>
    </style:style>
    <style:style style:name="TableCell101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Liberation Sans" fo:font-size="10.5pt" style:font-size-asian="10.5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Liberation Sans" fo:font-size="10.5pt" style:font-size-asian="10.5pt"/>
    </style:style>
    <style:style style:name="TableCell102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Liberation Sans" fo:font-size="10.5pt" style:font-size-asian="10.5pt"/>
    </style:style>
    <style:style style:name="P1022" style:parent-style-name="Standard" style:family="paragraph">
      <style:text-properties style:font-name="Liberation Sans" fo:font-size="10.5pt" style:font-size-asian="10.5pt"/>
    </style:style>
    <style:style style:name="P102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4" style:parent-style-name="Standard" style:family="paragraph">
      <style:text-properties style:font-name="Liberation Mono" fo:font-size="10.5pt" style:font-size-asian="10.5pt"/>
    </style:style>
    <style:style style:name="P1025" style:parent-style-name="Standard" style:family="paragraph">
      <style:text-properties style:font-name="Liberation Mono" fo:font-size="10.5pt" style:font-size-asian="10.5pt"/>
    </style:style>
    <style:style style:name="P1026" style:parent-style-name="Standard" style:family="paragraph">
      <style:text-properties style:font-name="Liberation Mono" fo:font-size="10.5pt" style:font-size-asian="10.5pt"/>
    </style:style>
    <style:style style:name="P1027" style:parent-style-name="Standard" style:family="paragraph">
      <style:text-properties style:font-name="Liberation Mono" fo:font-size="10.5pt" style:font-size-asian="10.5pt"/>
    </style:style>
    <style:style style:name="P1028" style:parent-style-name="Standard" style:family="paragraph">
      <style:text-properties style:font-name="Liberation Mono" fo:font-size="10.5pt" style:font-size-asian="10.5pt"/>
    </style:style>
    <style:style style:name="P1029" style:parent-style-name="Standard" style:family="paragraph">
      <style:paragraph-properties fo:break-before="page"/>
    </style:style>
    <style:style style:name="T1030" style:parent-style-name="Car.predefinitoparagrafo" style:family="text">
      <style:text-properties style:font-name="Liberation Sans" fo:font-weight="bold" style:font-weight-asian="bold" style:font-weight-complex="bold"/>
    </style:style>
    <style:style style:name="P1031" style:parent-style-name="Standard" style:family="paragraph">
      <style:text-properties style:font-name="Liberation Sans" fo:font-size="10.5pt" style:font-size-asian="10.5pt"/>
    </style:style>
    <style:style style:name="P1032" style:parent-style-name="Standard" style:family="paragraph">
      <style:text-properties style:font-name="Liberation Sans" fo:font-size="10.5pt" style:font-size-asian="10.5pt"/>
    </style:style>
    <style:style style:name="P1033" style:parent-style-name="Standard" style:family="paragraph">
      <style:text-properties style:font-name="Liberation Sans" fo:font-size="10.5pt" style:font-size-asian="10.5pt"/>
    </style:style>
    <style:style style:name="TableColumn1035" style:family="table-column">
      <style:table-column-properties style:column-width="0.3909in" style:use-optimal-column-width="false"/>
    </style:style>
    <style:style style:name="TableColumn1036" style:family="table-column">
      <style:table-column-properties style:column-width="1.5361in" style:use-optimal-column-width="false"/>
    </style:style>
    <style:style style:name="TableColumn1037" style:family="table-column">
      <style:table-column-properties style:column-width="4.7659in" style:use-optimal-column-width="false"/>
    </style:style>
    <style:style style:name="Table1034" style:family="table">
      <style:table-properties style:width="6.693in" fo:margin-left="0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Liberation Sans" fo:font-size="10.5pt" style:font-size-asian="10.5pt"/>
    </style:style>
    <style:style style:name="TableCell104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Liberation Sans" fo:font-size="10.5pt" style:font-size-asian="10.5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Liberation Sans" fo:font-size="10.5pt" style:font-size-asian="10.5pt"/>
    </style:style>
    <style:style style:name="TableCell10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ize="10.5pt" style:font-size-asian="10.5pt"/>
    </style:style>
    <style:style style:name="P10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P1057" style:parent-style-name="Standard" style:family="paragraph">
      <style:text-properties style:font-name="Liberation Mono" fo:font-size="10.5pt" style:font-size-asian="10.5pt"/>
    </style:style>
    <style:style style:name="T1058" style:parent-style-name="Car.predefinitoparagrafo" style:family="text">
      <style:text-properties style:font-name="Liberation Sans" fo:font-weight="bold" style:font-weight-asian="bold" style:font-weight-complex="bold"/>
    </style:style>
    <style:style style:name="P1059" style:parent-style-name="Standard" style:family="paragraph">
      <style:text-properties style:font-name="Liberation Sans" fo:font-size="10.5pt" style:font-size-asian="10.5pt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P1061" style:parent-style-name="Standard" style:family="paragraph">
      <style:text-properties style:font-name="Liberation Sans" fo:font-size="10.5pt" style:font-size-asian="10.5pt"/>
    </style:style>
    <style:style style:name="TableColumn1063" style:family="table-column">
      <style:table-column-properties style:column-width="0.3909in" style:use-optimal-column-width="false"/>
    </style:style>
    <style:style style:name="TableColumn1064" style:family="table-column">
      <style:table-column-properties style:column-width="1.5361in" style:use-optimal-column-width="false"/>
    </style:style>
    <style:style style:name="TableColumn1065" style:family="table-column">
      <style:table-column-properties style:column-width="4.7659in" style:use-optimal-column-width="false"/>
    </style:style>
    <style:style style:name="Table1062" style:family="table">
      <style:table-properties style:width="6.693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Liberation Sans" fo:font-size="10.5pt" style:font-size-asian="10.5pt"/>
    </style:style>
    <style:style style:name="TableCell10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ize="10.5pt" style:font-size-asian="10.5pt"/>
    </style:style>
    <style:style style:name="P10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5" style:parent-style-name="Standard" style:family="paragraph">
      <style:text-properties style:font-name="Liberation Mono" fo:font-size="10.5pt" style:font-size-asian="10.5pt"/>
    </style:style>
    <style:style style:name="P1076" style:parent-style-name="Standard" style:family="paragraph">
      <style:text-properties style:font-name="Liberation Mono" fo:font-size="10.5pt" style:font-size-asian="10.5pt"/>
    </style:style>
    <style:style style:name="P1077" style:parent-style-name="Standard" style:family="paragraph">
      <style:text-properties style:font-name="Liberation Mono" fo:font-size="10.5pt" style:font-size-asian="10.5pt"/>
    </style:style>
    <style:style style:name="P1078" style:parent-style-name="Standard" style:family="paragraph">
      <style:text-properties style:font-name="Liberation Mono" fo:font-size="10.5pt" style:font-size-asian="10.5pt"/>
    </style:style>
    <style:style style:name="T1079" style:parent-style-name="Car.predefinitoparagrafo" style:family="text">
      <style:text-properties style:font-name="Liberation Sans" fo:font-weight="bold" style:font-weight-asian="bold" style:font-weight-complex="bold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P1081" style:parent-style-name="Standard" style:family="paragraph">
      <style:text-properties style:font-name="Liberation Sans" fo:font-size="10.5pt" style:font-size-asian="10.5pt"/>
    </style:style>
    <style:style style:name="TableColumn1083" style:family="table-column">
      <style:table-column-properties style:column-width="0.3909in" style:use-optimal-column-width="false"/>
    </style:style>
    <style:style style:name="TableColumn1084" style:family="table-column">
      <style:table-column-properties style:column-width="1.5361in" style:use-optimal-column-width="false"/>
    </style:style>
    <style:style style:name="TableColumn1085" style:family="table-column">
      <style:table-column-properties style:column-width="4.7659in" style:use-optimal-column-width="false"/>
    </style:style>
    <style:style style:name="Table1082" style:family="table">
      <style:table-properties style:width="6.693in" fo:margin-left="0in" table:align="lef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text-properties style:font-name="Liberation Sans" fo:font-size="10.5pt" style:font-size-asian="10.5pt"/>
    </style:style>
    <style:style style:name="TableCell109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2" style:parent-style-name="TableContents" style:family="paragraph">
      <style:text-properties style:font-name="Liberation Sans" fo:font-size="10.5pt" style:font-size-asian="10.5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Liberation Sans" fo:font-size="10.5pt" style:font-size-asian="10.5pt"/>
    </style:style>
    <style:style style:name="TableCell10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Liberation Sans" fo:font-size="10.5pt" style:font-size-asian="10.5pt"/>
    </style:style>
    <style:style style:name="P1100" style:parent-style-name="Standard" style:family="paragraph">
      <style:text-properties style:font-name="Liberation Sans" fo:font-size="10.5pt" style:font-size-asian="10.5pt"/>
    </style:style>
    <style:style style:name="P110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2" style:parent-style-name="Standard" style:family="paragraph">
      <style:text-properties style:font-name="Liberation Mono" fo:font-size="10.5pt" style:font-size-asian="10.5pt"/>
    </style:style>
    <style:style style:name="P1103" style:parent-style-name="Standard" style:family="paragraph">
      <style:paragraph-properties fo:break-before="page"/>
    </style:style>
    <style:style style:name="T1104" style:parent-style-name="Car.predefinitoparagrafo" style:family="text">
      <style:text-properties style:font-name="Liberation Sans" fo:font-weight="bold" style:font-weight-asian="bold" style:font-weight-complex="bold"/>
    </style:style>
    <style:style style:name="T1105" style:parent-style-name="Car.predefinitoparagrafo" style:family="text">
      <style:text-properties style:font-name="Liberation Sans" fo:font-size="10.5pt" style:font-size-asian="10.5pt"/>
    </style:style>
    <style:style style:name="T1106" style:parent-style-name="Car.predefinitoparagrafo" style:family="text">
      <style:text-properties style:font-name="Liberation Sans" fo:font-weight="bold" style:font-weight-asian="bold" style:font-weight-complex="bold"/>
    </style:style>
    <style:style style:name="P1107" style:parent-style-name="Standard" style:family="paragraph">
      <style:text-properties style:font-name="Liberation Sans" fo:font-size="10.5pt" style:font-size-asian="10.5pt"/>
    </style:style>
    <style:style style:name="P1108" style:parent-style-name="Standard" style:family="paragraph">
      <style:text-properties style:font-name="Liberation Sans" fo:font-size="10.5pt" style:font-size-asian="10.5pt"/>
    </style:style>
    <style:style style:name="TableColumn1110" style:family="table-column">
      <style:table-column-properties style:column-width="0.3909in" style:use-optimal-column-width="false"/>
    </style:style>
    <style:style style:name="TableColumn1111" style:family="table-column">
      <style:table-column-properties style:column-width="1.5361in" style:use-optimal-column-width="false"/>
    </style:style>
    <style:style style:name="TableColumn1112" style:family="table-column">
      <style:table-column-properties style:column-width="4.7659in" style:use-optimal-column-width="false"/>
    </style:style>
    <style:style style:name="Table1109" style:family="table">
      <style:table-properties style:width="6.693in" fo:margin-left="0in" table:align="lef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Liberation Sans" fo:font-size="10.5pt" style:font-size-asian="10.5pt"/>
    </style:style>
    <style:style style:name="TableCell111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Liberation Sans" fo:font-size="10.5pt" style:font-size-asian="10.5pt"/>
    </style:style>
    <style:style style:name="P1120" style:parent-style-name="Standard" style:family="paragraph">
      <style:paragraph-properties fo:break-before="page"/>
    </style:style>
    <style:style style:name="T1121" style:parent-style-name="Car.predefinitoparagrafo" style:family="text">
      <style:text-properties style:font-name="Liberation Sans" fo:font-weight="bold" style:font-weight-asian="bold" style:font-weight-complex="bold"/>
    </style:style>
    <style:style style:name="T1122" style:parent-style-name="Car.predefinitoparagrafo" style:family="text">
      <style:text-properties style:font-name="Liberation Sans" fo:font-weight="bold" style:font-weight-asian="bold" style:font-weight-complex="bold"/>
    </style:style>
    <style:style style:name="T1123" style:parent-style-name="Car.predefinitoparagrafo" style:family="text">
      <style:text-properties style:font-name="Liberation Sans" fo:font-size="10.5pt" style:font-size-asian="10.5pt"/>
    </style:style>
    <style:style style:name="P1124" style:parent-style-name="Standard" style:family="paragraph">
      <style:text-properties style:font-name="Liberation Sans" fo:font-size="10.5pt" style:font-size-asian="10.5pt"/>
    </style:style>
    <style:style style:name="TableColumn1126" style:family="table-column">
      <style:table-column-properties style:column-width="0.3909in" style:use-optimal-column-width="false"/>
    </style:style>
    <style:style style:name="TableColumn1127" style:family="table-column">
      <style:table-column-properties style:column-width="1.5361in" style:use-optimal-column-width="false"/>
    </style:style>
    <style:style style:name="TableColumn1128" style:family="table-column">
      <style:table-column-properties style:column-width="4.7659in" style:use-optimal-column-width="false"/>
    </style:style>
    <style:style style:name="Table1125" style:family="table">
      <style:table-properties style:width="6.693in" fo:margin-left="0in" table:align="lef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Liberation Sans" fo:font-size="10.5pt" style:font-size-asian="10.5pt"/>
    </style:style>
    <style:style style:name="TableCell113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2 – 26</text:span><text:span text:style-name="T9">th</text:span><text:span text:style-name="T10"><text:s/>April 2017</text:span></text:p>
      <text:p text:style-name="P11"><text:span text:style-name="T12">Draft Version 0.1 – 4</text:span><text:span text:style-name="T13">th</text:span><text:span text:style-name="T14"><text:s/></text:span><text:span text:style-name="T15">January 2017</text:span></text:p>
      <text:p text:style-name="P16"/>
      <text:p text:style-name="P17">Legend for the table colors. Green, implemented. Yellow partially completed. Red not implemented. Blue work in progress.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ID</text:p>
          </table:table-cell>
          <table:table-cell table:style-name="TableCell27">
            <text:p text:style-name="P28">Field String</text:p>
          </table:table-cell>
          <table:table-cell table:style-name="TableCell29">
            <text:p text:style-name="P30">Field Name</text:p>
          </table:table-cell>
          <table:table-cell table:style-name="TableCell31">
            <text:p text:style-name="P32">Description</text:p>
          </table:table-cell>
        </table:table-row>
        <table:table-row table:style-name="TableRow33">
          <table:table-cell table:style-name="TableCell34">
            <text:p text:style-name="P35">0</text:p>
          </table:table-cell>
          <table:table-cell table:style-name="TableCell36">
            <text:p text:style-name="P37">HBQ</text:p>
          </table:table-cell>
          <table:table-cell table:style-name="TableCell38">
            <text:p text:style-name="P39">HEARTBEAT_REQ</text:p>
          </table:table-cell>
          <table:table-cell table:style-name="TableCell40">
            <text:p text:style-name="P41">Check if the system is present and responding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HBA</text:p>
          </table:table-cell>
          <table:table-cell table:style-name="TableCell47">
            <text:p text:style-name="P48">HEARTBEAT_ASSERT</text:p>
          </table:table-cell>
          <table:table-cell table:style-name="TableCell49">
            <text:p text:style-name="P50">Answer about the system presence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TMS</text:p>
          </table:table-cell>
          <table:table-cell table:style-name="TableCell65">
            <text:p text:style-name="P66">TIME_SET</text:p>
          </table:table-cell>
          <table:table-cell table:style-name="TableCell67">
            <text:p text:style-name="P68">Set date and time of the ADC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TMQ</text:p>
          </table:table-cell>
          <table:table-cell table:style-name="TableCell74">
            <text:p text:style-name="P75">TIME_REQ</text:p>
          </table:table-cell>
          <table:table-cell table:style-name="TableCell76">
            <text:p text:style-name="P77">Ask for date and time</text:p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TMA</text:p>
          </table:table-cell>
          <table:table-cell table:style-name="TableCell83">
            <text:p text:style-name="P84">TIME_ASSERT</text:p>
          </table:table-cell>
          <table:table-cell table:style-name="TableCell85">
            <text:p text:style-name="P86">The Datetime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5</text:p>
          </table:table-cell>
          <table:table-cell table:style-name="TableCell99">
            <text:p text:style-name="P100">STS</text:p>
          </table:table-cell>
          <table:table-cell table:style-name="TableCell101">
            <text:p text:style-name="P102">STATUS_SET</text:p>
          </table:table-cell>
          <table:table-cell table:style-name="TableCell103">
            <text:p text:style-name="TableContents"><text:span text:style-name="T104">Set the status</text:span></text:p>
          </table:table-cell>
        </table:table-row>
        <table:table-row table:style-name="TableRow105">
          <table:table-cell table:style-name="TableCell106">
            <text:p text:style-name="P107">6</text:p>
          </table:table-cell>
          <table:table-cell table:style-name="TableCell108">
            <text:p text:style-name="P109">STQ</text:p>
          </table:table-cell>
          <table:table-cell table:style-name="TableCell110">
            <text:p text:style-name="P111">STATUS_REQ</text:p>
          </table:table-cell>
          <table:table-cell table:style-name="TableCell112">
            <text:p text:style-name="P113">Ask for ADC configuration<text:s/>status</text:p>
          </table:table-cell>
        </table:table-row>
        <table:table-row table:style-name="TableRow114">
          <table:table-cell table:style-name="TableCell115">
            <text:p text:style-name="P116">7</text:p>
          </table:table-cell>
          <table:table-cell table:style-name="TableCell117">
            <text:p text:style-name="P118">STA</text:p>
          </table:table-cell>
          <table:table-cell table:style-name="TableCell119">
            <text:p text:style-name="P120">STATUS_ASSERT</text:p>
          </table:table-cell>
          <table:table-cell table:style-name="TableCell121">
            <text:p text:style-name="P122">The Status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8</text:p>
          </table:table-cell>
          <table:table-cell table:style-name="TableCell135">
            <text:p text:style-name="P136">DTS</text:p>
          </table:table-cell>
          <table:table-cell table:style-name="TableCell137">
            <text:p text:style-name="P138">DATA_SET</text:p>
          </table:table-cell>
          <table:table-cell table:style-name="TableCell139">
            <text:p text:style-name="TableContents"><text:span text:style-name="T140">Set the status and save the config to SD</text:span></text:p>
          </table:table-cell>
        </table:table-row>
        <table:table-row table:style-name="TableRow141">
          <table:table-cell table:style-name="TableCell142">
            <text:p text:style-name="P143">9</text:p>
          </table:table-cell>
          <table:table-cell table:style-name="TableCell144">
            <text:p text:style-name="P145">DTQ</text:p>
          </table:table-cell>
          <table:table-cell table:style-name="TableCell146">
            <text:p text:style-name="P147">DATA_REQ</text:p>
          </table:table-cell>
          <table:table-cell table:style-name="TableCell148">
            <text:p text:style-name="P149">Ask for the ADC sensors data</text:p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>DTA</text:p>
          </table:table-cell>
          <table:table-cell table:style-name="TableCell155">
            <text:p text:style-name="P156">DATA_ASSERT</text:p>
          </table:table-cell>
          <table:table-cell table:style-name="TableCell157">
            <text:p text:style-name="P158">The Sensors data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1</text:p>
          </table:table-cell>
          <table:table-cell table:style-name="TableCell171">
            <text:p text:style-name="P172">SFS</text:p>
          </table:table-cell>
          <table:table-cell table:style-name="TableCell173">
            <text:p text:style-name="P174">STATUS_FREQ_SET</text:p>
          </table:table-cell>
          <table:table-cell table:style-name="TableCell175">
            <text:p text:style-name="P176">Set the ADC to send the Status at the<text:s/>specified frequency</text:p>
          </table:table-cell>
        </table:table-row>
        <table:table-row table:style-name="TableRow177">
          <table:table-cell table:style-name="TableCell178">
            <text:p text:style-name="P179">12</text:p>
          </table:table-cell>
          <table:table-cell table:style-name="TableCell180">
            <text:p text:style-name="P181">SFQ</text:p>
          </table:table-cell>
          <table:table-cell table:style-name="TableCell182">
            <text:p text:style-name="P183">STATUS_FREQ_REQ</text:p>
          </table:table-cell>
          <table:table-cell table:style-name="TableCell184">
            <text:p text:style-name="P185">Ask for the ADC Status Frequency</text:p>
          </table:table-cell>
        </table:table-row>
        <table:table-row table:style-name="TableRow186">
          <table:table-cell table:style-name="TableCell187">
            <text:p text:style-name="P188">13</text:p>
          </table:table-cell>
          <table:table-cell table:style-name="TableCell189">
            <text:p text:style-name="P190">SFA</text:p>
          </table:table-cell>
          <table:table-cell table:style-name="TableCell191">
            <text:p text:style-name="P192">STATUS_FREQ_ASSERT</text:p>
          </table:table-cell>
          <table:table-cell table:style-name="TableCell193">
            <text:p text:style-name="P194">The Status Frequency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4</text:p>
          </table:table-cell>
          <table:table-cell table:style-name="TableCell207">
            <text:p text:style-name="P208">DFS</text:p>
          </table:table-cell>
          <table:table-cell table:style-name="TableCell209">
            <text:p text:style-name="P210">DATA_FREQ_SET</text:p>
          </table:table-cell>
          <table:table-cell table:style-name="TableCell211">
            <text:p text:style-name="P212">Set the ADC to send the Data at the specified frequency</text:p>
          </table:table-cell>
        </table:table-row>
        <table:table-row table:style-name="TableRow213">
          <table:table-cell table:style-name="TableCell214">
            <text:p text:style-name="P215">15</text:p>
          </table:table-cell>
          <table:table-cell table:style-name="TableCell216">
            <text:p text:style-name="P217">DFQ</text:p>
          </table:table-cell>
          <table:table-cell table:style-name="TableCell218">
            <text:p text:style-name="P219">DATA_FREQ_REQ</text:p>
          </table:table-cell>
          <table:table-cell table:style-name="TableCell220">
            <text:p text:style-name="P221">Ask for the ADC Data<text:s/>Frequency</text:p>
          </table:table-cell>
        </table:table-row>
        <table:table-row table:style-name="TableRow222">
          <table:table-cell table:style-name="TableCell223">
            <text:p text:style-name="P224">16</text:p>
          </table:table-cell>
          <table:table-cell table:style-name="TableCell225">
            <text:p text:style-name="P226">DFA</text:p>
          </table:table-cell>
          <table:table-cell table:style-name="TableCell227">
            <text:p text:style-name="P228">DATA_FREQ_ASSERT</text:p>
          </table:table-cell>
          <table:table-cell table:style-name="TableCell229">
            <text:p text:style-name="P230">The Data Frequency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17</text:p>
          </table:table-cell>
          <table:table-cell table:style-name="TableCell243">
            <text:p text:style-name="P244">LGD</text:p>
          </table:table-cell>
          <table:table-cell table:style-name="TableCell245">
            <text:p text:style-name="P246">LOG_FILE_DELETE</text:p>
          </table:table-cell>
          <table:table-cell table:style-name="TableCell247">
            <text:p text:style-name="P248">Delete the log file</text:p>
          </table:table-cell>
        </table:table-row>
        <table:table-row table:style-name="TableRow249">
          <table:table-cell table:style-name="TableCell250">
            <text:p text:style-name="P251">18</text:p>
          </table:table-cell>
          <table:table-cell table:style-name="TableCell252">
            <text:p text:style-name="P253">LGQ</text:p>
          </table:table-cell>
          <table:table-cell table:style-name="TableCell254">
            <text:p text:style-name="P255">LOG_FILE_REQ</text:p>
          </table:table-cell>
          <table:table-cell table:style-name="TableCell256">
            <text:p text:style-name="P257">Ask for the SD log file</text:p>
          </table:table-cell>
        </table:table-row>
        <table:table-row table:style-name="TableRow258">
          <table:table-cell table:style-name="TableCell259">
            <text:p text:style-name="P260">19</text:p>
          </table:table-cell>
          <table:table-cell table:style-name="TableCell261">
            <text:p text:style-name="P262">LGA</text:p>
          </table:table-cell>
          <table:table-cell table:style-name="TableCell263">
            <text:p text:style-name="P264">LOG_FILE_ASSERT</text:p>
          </table:table-cell>
          <table:table-cell table:style-name="TableCell265">
            <text:p text:style-name="P266">A line of the log file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/>
      <text:p text:style-name="P287">Every message string will begin with a “$”<text:s/>character and will end with a “\n” (newline).</text:p>
      <text:soft-page-break/>
      <text:p text:style-name="P288"># 0 – HBQ – HEARTBEAT_REQ</text:p>
      <text:p text:style-name="P289">The heartbeat message ask if a system is present and responding.</text:p>
      <text:p text:style-name="P290">The remote system will respond with a HEARTBEAT_ASSERT (#1).</text:p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0</text:p>
          </table:table-cell>
          <table:table-cell table:style-name="TableCell299">
            <text:p text:style-name="P300">Field String</text:p>
          </table:table-cell>
          <table:table-cell table:style-name="TableCell301">
            <text:p text:style-name="P302">$HBQ</text:p>
          </table:table-cell>
        </table:table-row>
        <table:table-row table:style-name="TableRow303">
          <table:table-cell table:style-name="TableCell304">
            <text:p text:style-name="P305">1</text:p>
          </table:table-cell>
          <table:table-cell table:style-name="TableCell306">
            <text:p text:style-name="P307">description</text:p>
          </table:table-cell>
          <table:table-cell table:style-name="TableCell308">
            <text:p text:style-name="P309">The description of the<text:s/>requesting device</text:p>
          </table:table-cell>
        </table:table-row>
        <table:table-row table:style-name="TableRow310">
          <table:table-cell table:style-name="TableCell311">
            <text:p text:style-name="P312">2</text:p>
          </table:table-cell>
          <table:table-cell table:style-name="TableCell313">
            <text:p text:style-name="P314">firmware_version</text:p>
          </table:table-cell>
          <table:table-cell table:style-name="TableCell315">
            <text:p text:style-name="P316">The version of the communication protocol</text:p>
          </table:table-cell>
        </table:table-row>
      </table:table>
      <text:p text:style-name="P317"/>
      <text:p text:style-name="P318">Example:</text:p>
      <text:p text:style-name="P319">$HBQ,StatusVisualizer,1</text:p>
      <text:p text:style-name="P320"/>
      <text:p text:style-name="P321"/>
      <text:p text:style-name="P322"/>
      <text:p text:style-name="Standard"><text:span text:style-name="T323"># 1 – HBA – HEARTBEAT_ASSERT</text:span></text:p>
      <text:p text:style-name="P324">The heartbeat message answer if a system is present and responding.</text:p>
      <text:p text:style-name="P325">This message is typically the answer of<text:s/>a HEARTBEAT_REQ (#0).</text:p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0</text:p>
          </table:table-cell>
          <table:table-cell table:style-name="TableCell334">
            <text:p text:style-name="P335">Field String</text:p>
          </table:table-cell>
          <table:table-cell table:style-name="TableCell336">
            <text:p text:style-name="P337">$HBA</text:p>
          </table:table-cell>
        </table:table-row>
        <table:table-row table:style-name="TableRow338">
          <table:table-cell table:style-name="TableCell339">
            <text:p text:style-name="P340">1</text:p>
          </table:table-cell>
          <table:table-cell table:style-name="TableCell341">
            <text:p text:style-name="P342">description</text:p>
          </table:table-cell>
          <table:table-cell table:style-name="TableCell343">
            <text:p text:style-name="P344">The description of the responding device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firmware_version</text:p>
          </table:table-cell>
          <table:table-cell table:style-name="TableCell350">
            <text:p text:style-name="P351">The version of the communication protocol</text:p>
          </table:table-cell>
        </table:table-row>
      </table:table>
      <text:p text:style-name="P352"/>
      <text:p text:style-name="P353">Example:</text:p>
      <text:p text:style-name="P354">$HBA,Amaranth,1</text:p>
      <text:p text:style-name="P355"/>
      <text:p text:style-name="P356"/>
      <text:p text:style-name="P357"/>
      <text:p text:style-name="P358"/>
      <text:soft-page-break/>
      <text:p text:style-name="P359"><text:span text:style-name="T360"># 2 – TMS – TIME_SET</text:span></text:p>
      <text:p text:style-name="P361">The request to set the remote datetime.</text:p>
      <text:p text:style-name="P362">The<text:s/>remote system will respond with a TIME_ASSERT (#4).</text:p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0</text:p>
          </table:table-cell>
          <table:table-cell table:style-name="TableCell371">
            <text:p text:style-name="P372">Field String</text:p>
          </table:table-cell>
          <table:table-cell table:style-name="TableCell373">
            <text:p text:style-name="P374">$TMS</text:p>
          </table:table-cell>
        </table:table-row>
        <table:table-row table:style-name="TableRow375">
          <table:table-cell table:style-name="TableCell376">
            <text:p text:style-name="P377">1</text:p>
          </table:table-cell>
          <table:table-cell table:style-name="TableCell378">
            <text:p text:style-name="P379">Time as seconds since Jan 1, 1970</text:p>
          </table:table-cell>
          <table:table-cell table:style-name="TableCell380">
            <text:p text:style-name="P381">Long Integer, seconds</text:p>
          </table:table-cell>
        </table:table-row>
      </table:table>
      <text:p text:style-name="P382"/>
      <text:p text:style-name="P383">Example:</text:p>
      <text:p text:style-name="P384">$TMS,1493151334</text:p>
      <text:p text:style-name="P385"/>
      <text:p text:style-name="P386"/>
      <text:p text:style-name="Standard"><text:span text:style-name="T387"># 3 – TMQ – TIME_REQ</text:span></text:p>
      <text:p text:style-name="P388">Ask for the remote datetime.</text:p>
      <text:p text:style-name="P389">The remote system will respond with a<text:s/>TIME_ASSERT (#4).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0</text:p>
          </table:table-cell>
          <table:table-cell table:style-name="TableCell398">
            <text:p text:style-name="P399">Field String</text:p>
          </table:table-cell>
          <table:table-cell table:style-name="TableCell400">
            <text:p text:style-name="P401">$TMQ</text:p>
          </table:table-cell>
        </table:table-row>
      </table:table>
      <text:p text:style-name="P402"/>
      <text:p text:style-name="P403">Example:</text:p>
      <text:p text:style-name="P404">$TMQ</text:p>
      <text:p text:style-name="P405"/>
      <text:p text:style-name="P406"/>
      <text:p text:style-name="P407"/>
      <text:p text:style-name="Standard"><text:span text:style-name="T408"># 4 – TMA – TIME_ASSERT</text:span></text:p>
      <text:p text:style-name="P409">The message contains the current datetime of the device.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0</text:p>
          </table:table-cell>
          <table:table-cell table:style-name="TableCell418">
            <text:p text:style-name="P419">Field String</text:p>
          </table:table-cell>
          <table:table-cell table:style-name="TableCell420">
            <text:p text:style-name="P421">$TMA</text:p>
          </table:table-cell>
        </table:table-row>
        <table:table-row table:style-name="TableRow422">
          <table:table-cell table:style-name="TableCell423">
            <text:p text:style-name="P424">1</text:p>
          </table:table-cell>
          <table:table-cell table:style-name="TableCell425">
            <text:p text:style-name="P426">Time as seconds since Jan 1, 1970</text:p>
          </table:table-cell>
          <table:table-cell table:style-name="TableCell427">
            <text:p text:style-name="P428">Long Integer, seconds</text:p>
          </table:table-cell>
        </table:table-row>
      </table:table>
      <text:p text:style-name="P429"/>
      <text:p text:style-name="P430">Example:</text:p>
      <text:p text:style-name="P431">$TMA,1493151334</text:p>
      <text:p text:style-name="P432"/>
      <text:p text:style-name="P433"/>
      <text:p text:style-name="P434"/>
      <text:soft-page-break/>
      <text:p text:style-name="P435"><text:span text:style-name="T436"># 5 –<text:s/></text:span><text:span text:style-name="T437">STS – STATUS_SET</text:span></text:p>
      <text:p text:style-name="P438">The request to set the status of the remote device.</text:p>
      <text:p text:style-name="P439">The remote system will respond with a STATUS_ASSERT (#7).</text:p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0</text:p>
          </table:table-cell>
          <table:table-cell table:style-name="TableCell448">
            <text:p text:style-name="P449">Field String</text:p>
          </table:table-cell>
          <table:table-cell table:style-name="TableCell450">
            <text:p text:style-name="P451">$STS</text:p>
          </table:table-cell>
        </table:table-row>
        <table:table-row table:style-name="TableRow452">
          <table:table-cell table:style-name="TableCell453">
            <text:p text:style-name="P454">1</text:p>
          </table:table-cell>
          <table:table-cell table:style-name="TableCell455">
            <text:p text:style-name="P456">SD card present</text:p>
          </table:table-cell>
          <table:table-cell table:style-name="TableCell457">
            <text:p text:style-name="P458">1 Present. 0 Not present. E=error code</text:p>
          </table:table-cell>
        </table:table-row>
        <table:table-row table:style-name="TableRow459">
          <table:table-cell table:style-name="TableCell460">
            <text:p text:style-name="P461">2</text:p>
          </table:table-cell>
          <table:table-cell table:style-name="TableCell462">
            <text:p text:style-name="P463">Deltap sensor</text:p>
          </table:table-cell>
          <table:table-cell table:style-name="TableCell464">
            <text:p text:style-name="P465">1 Present. 0 Not present. E=error<text:s/>code</text:p>
          </table:table-cell>
        </table:table-row>
        <table:table-row table:style-name="TableRow466">
          <table:table-cell table:style-name="TableCell467">
            <text:p text:style-name="P468">3</text:p>
          </table:table-cell>
          <table:table-cell table:style-name="TableCell469">
            <text:p text:style-name="P470">Absolute pressure sensor</text:p>
          </table:table-cell>
          <table:table-cell table:style-name="TableCell471">
            <text:p text:style-name="P472">1 Present. 0 Not present. E=error code</text:p>
          </table:table-cell>
        </table:table-row>
        <table:table-row table:style-name="TableRow473">
          <table:table-cell table:style-name="TableCell474">
            <text:p text:style-name="P475">4</text:p>
          </table:table-cell>
          <table:table-cell table:style-name="TableCell476">
            <text:p text:style-name="P477">External Temperaure sensor</text:p>
          </table:table-cell>
          <table:table-cell table:style-name="TableCell478">
            <text:p text:style-name="P479">1 Present. 0 Not present. E=error code</text:p>
          </table:table-cell>
        </table:table-row>
        <table:table-row table:style-name="TableRow480">
          <table:table-cell table:style-name="TableCell481">
            <text:p text:style-name="P482">5</text:p>
          </table:table-cell>
          <table:table-cell table:style-name="TableCell483">
            <text:p text:style-name="P484">Deltap sensor temperature</text:p>
          </table:table-cell>
          <table:table-cell table:style-name="TableCell485">
            <text:p text:style-name="P486">1 Present. 0 Not present. E=error code</text:p>
          </table:table-cell>
        </table:table-row>
        <table:table-row table:style-name="TableRow487">
          <table:table-cell table:style-name="TableCell488">
            <text:p text:style-name="P489">6</text:p>
          </table:table-cell>
          <table:table-cell table:style-name="TableCell490">
            <text:p text:style-name="P491">Absolute pressure sensor temperature</text:p>
          </table:table-cell>
          <table:table-cell table:style-name="TableCell492">
            <text:p text:style-name="P493">1<text:s/>Present. 0 Not present. E=error code</text:p>
          </table:table-cell>
        </table:table-row>
        <table:table-row table:style-name="TableRow494">
          <table:table-cell table:style-name="TableCell495">
            <text:p text:style-name="P496">7</text:p>
          </table:table-cell>
          <table:table-cell table:style-name="TableCell497">
            <text:p text:style-name="P498">Real time clock battery</text:p>
          </table:table-cell>
          <table:table-cell table:style-name="TableCell499">
            <text:p text:style-name="P500">1 Present. 0 Not present.</text:p>
          </table:table-cell>
        </table:table-row>
        <table:table-row table:style-name="TableRow501">
          <table:table-cell table:style-name="TableCell502">
            <text:p text:style-name="P503">8</text:p>
          </table:table-cell>
          <table:table-cell table:style-name="TableCell504">
            <text:p text:style-name="P505">Error/Warning</text:p>
          </table:table-cell>
          <table:table-cell table:style-name="TableCell506">
            <text:p text:style-name="P507">That should be a code handled directly by firmware. Exception handling is not implemented.</text:p>
            <text:p text:style-name="P508"/>
            <text:p text:style-name="P509">“SDLOW” <text:s text:c="2"/>This is a warning</text:p>
            <text:p text:style-name="P510"/>
            <text:p text:style-name="P511"/>
          </table:table-cell>
        </table:table-row>
        <table:table-row table:style-name="TableRow512">
          <table:table-cell table:style-name="TableCell513">
            <text:p text:style-name="P514">9</text:p>
          </table:table-cell>
          <table:table-cell table:style-name="TableCell515">
            <text:p text:style-name="P516">BT Present</text:p>
          </table:table-cell>
          <table:table-cell table:style-name="TableCell517">
            <text:p text:style-name="P518">1 Present. 0<text:s/>Not present. E=error code (BT module hooked to Serial1)</text:p>
          </table:table-cell>
        </table:table-row>
      </table:table>
      <text:p text:style-name="P519"/>
      <text:p text:style-name="P520">Example:</text:p>
      <text:p text:style-name="P521">$STS,1,1,1,1,1,1,1,N,1</text:p>
      <text:p text:style-name="P522"/>
      <text:p text:style-name="P523"/>
      <text:p text:style-name="P524"/>
      <text:p text:style-name="Standard"><text:span text:style-name="T525"># 6 – STQ – STATUS_REQ</text:span></text:p>
      <text:p text:style-name="P526">Ask for the remote status.</text:p>
      <text:p text:style-name="P527">The remote system will respond with a STATUS_ASSERT (#7).</text:p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0</text:p>
          </table:table-cell>
          <table:table-cell table:style-name="TableCell536">
            <text:p text:style-name="P537">Field String</text:p>
          </table:table-cell>
          <table:table-cell table:style-name="TableCell538">
            <text:p text:style-name="P539">$STQ</text:p>
          </table:table-cell>
        </table:table-row>
      </table:table>
      <text:p text:style-name="P540"/>
      <text:p text:style-name="P541">Example:</text:p>
      <text:p text:style-name="P542">$STQ</text:p>
      <text:p text:style-name="P543"/>
      <text:p text:style-name="P544"/>
      <text:p text:style-name="P545"/>
      <text:p text:style-name="Standard"><text:span text:style-name="T546"># 7 – STA –<text:s/></text:span><text:span text:style-name="T547">STATUS_ASSERT</text:span></text:p>
      <text:p text:style-name="P548">The message contains the current status of the device.</text:p>
      <text:p text:style-name="P549"/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0</text:p>
          </table:table-cell>
          <table:table-cell table:style-name="TableCell557">
            <text:p text:style-name="P558">Field String</text:p>
          </table:table-cell>
          <table:table-cell table:style-name="TableCell559">
            <text:p text:style-name="P560">$STA</text:p>
          </table:table-cell>
        </table:table-row>
        <table:table-row table:style-name="TableRow561">
          <table:table-cell table:style-name="TableCell562">
            <text:p text:style-name="P563">1</text:p>
          </table:table-cell>
          <table:table-cell table:style-name="TableCell564">
            <text:p text:style-name="P565">SD card present</text:p>
          </table:table-cell>
          <table:table-cell table:style-name="TableCell566">
            <text:p text:style-name="P567">1 Present. 0 Not present. E=error code. N not set.</text:p>
          </table:table-cell>
        </table:table-row>
        <table:table-row table:style-name="TableRow568">
          <table:table-cell table:style-name="TableCell569">
            <text:p text:style-name="P570">2</text:p>
          </table:table-cell>
          <table:table-cell table:style-name="TableCell571">
            <text:p text:style-name="P572">Deltap sensor</text:p>
          </table:table-cell>
          <table:table-cell table:style-name="TableCell573">
            <text:p text:style-name="P574">1 Present. 0 Not present. E=error code. N not set.</text:p>
          </table:table-cell>
        </table:table-row>
        <table:table-row table:style-name="TableRow575">
          <table:table-cell table:style-name="TableCell576">
            <text:p text:style-name="P577">3</text:p>
          </table:table-cell>
          <table:table-cell table:style-name="TableCell578">
            <text:p text:style-name="P579">Absolute pressure sensor</text:p>
          </table:table-cell>
          <table:table-cell table:style-name="TableCell580">
            <text:p text:style-name="P581">1 Present. 0 Not present. E=error code. N not set.</text:p>
          </table:table-cell>
        </table:table-row>
        <table:table-row table:style-name="TableRow582">
          <table:table-cell table:style-name="TableCell583">
            <text:p text:style-name="P584">4</text:p>
          </table:table-cell>
          <table:table-cell table:style-name="TableCell585">
            <text:p text:style-name="P586">External Temperaure sensor</text:p>
          </table:table-cell>
          <table:table-cell table:style-name="TableCell587">
            <text:p text:style-name="P588">1 Present. 0 Not present. E=error code. N not set.</text:p>
          </table:table-cell>
        </table:table-row>
        <table:table-row table:style-name="TableRow589">
          <table:table-cell table:style-name="TableCell590">
            <text:p text:style-name="P591">5</text:p>
          </table:table-cell>
          <table:table-cell table:style-name="TableCell592">
            <text:p text:style-name="P593">Deltap sensor temperature</text:p>
          </table:table-cell>
          <table:table-cell table:style-name="TableCell594">
            <text:p text:style-name="P595">1 Present. 0 Not present. E=error code. N not set.</text:p>
          </table:table-cell>
        </table:table-row>
        <text:soft-page-break/>
        <table:table-row table:style-name="TableRow596">
          <table:table-cell table:style-name="TableCell597">
            <text:p text:style-name="P598">6</text:p>
          </table:table-cell>
          <table:table-cell table:style-name="TableCell599">
            <text:p text:style-name="P600">Absolute pressure sensor temperature</text:p>
          </table:table-cell>
          <table:table-cell table:style-name="TableCell601">
            <text:p text:style-name="P602">1<text:s/>Present. 0 Not present. E=error code</text:p>
          </table:table-cell>
        </table:table-row>
        <table:table-row table:style-name="TableRow603">
          <table:table-cell table:style-name="TableCell604">
            <text:p text:style-name="P605">7</text:p>
          </table:table-cell>
          <table:table-cell table:style-name="TableCell606">
            <text:p text:style-name="P607">Real time clock battery</text:p>
          </table:table-cell>
          <table:table-cell table:style-name="TableCell608">
            <text:p text:style-name="P609">1 Present. 0 Not present.</text:p>
          </table:table-cell>
        </table:table-row>
        <table:table-row table:style-name="TableRow610">
          <table:table-cell table:style-name="TableCell611">
            <text:p text:style-name="P612">8</text:p>
          </table:table-cell>
          <table:table-cell table:style-name="TableCell613">
            <text:p text:style-name="P614">Error/Warning</text:p>
          </table:table-cell>
          <table:table-cell table:style-name="TableCell615">
            <text:p text:style-name="P616">That should be a code handled directly by firmware. Exception handling is not implemented.</text:p>
            <text:p text:style-name="P617"/>
            <text:p text:style-name="P618">“SDLOW” <text:s text:c="2"/>This is a warning</text:p>
            <text:p text:style-name="P619"/>
            <text:p text:style-name="P620"/>
          </table:table-cell>
        </table:table-row>
        <table:table-row table:style-name="TableRow621">
          <table:table-cell table:style-name="TableCell622">
            <text:p text:style-name="P623">9</text:p>
          </table:table-cell>
          <table:table-cell table:style-name="TableCell624">
            <text:p text:style-name="P625">BT Present</text:p>
          </table:table-cell>
          <table:table-cell table:style-name="TableCell626">
            <text:p text:style-name="P627">1 Present. 0<text:s/>Not present. E=error code (BT module hooked to Serial1)</text:p>
          </table:table-cell>
        </table:table-row>
      </table:table>
      <text:p text:style-name="P628"/>
      <text:p text:style-name="P629">Example:</text:p>
      <text:p text:style-name="P630">$STA,1,1,1,1,1,1,1,,0</text:p>
      <text:p text:style-name="P631">All the sensors, SD card, real time clock battery are present and operational, no errors are reported.</text:p>
      <text:p text:style-name="P632"/>
      <text:p text:style-name="P633">$STA,1,1,0,1,1,1,0,SDLOW,1</text:p>
      <text:p text:style-name="P634"/>
      <text:p text:style-name="P635">All the sensors except external<text:s/>temperature, and SD card are present. SD card space shortage is reported.</text:p>
      <text:p text:style-name="P636"/>
      <text:p text:style-name="P637"/>
      <text:p text:style-name="P638"/>
      <text:soft-page-break/>
      <text:p text:style-name="P639"><text:span text:style-name="T640"># 8 – DTS – DATA_SET</text:span></text:p>
      <text:p text:style-name="P641">The request to set the data of the remote device. Configuration data will be saved to the SD card(config.csv file),</text:p>
      <text:p text:style-name="P642">The remote system will respond with a<text:s/>DATA_ASSERT (#10). [Note. How to decide what #10 message should include? The reply #10 will contain no data at all “$DTA”. It’ a simple acknowledge]</text:p>
      <text:p text:style-name="P643"/>
      <table:table table:style-name="Table644">
        <table:table-columns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0</text:p>
          </table:table-cell>
          <table:table-cell table:style-name="TableCell651">
            <text:p text:style-name="P652">Field String</text:p>
          </table:table-cell>
          <table:table-cell table:style-name="TableCell653">
            <text:p text:style-name="P654">$DTS</text:p>
          </table:table-cell>
        </table:table-row>
        <table:table-row table:style-name="TableRow655">
          <table:table-cell table:style-name="TableCell656">
            <text:p text:style-name="P657">1</text:p>
          </table:table-cell>
          <table:table-cell table:style-name="TableCell658">
            <text:p text:style-name="P659">SD card present</text:p>
          </table:table-cell>
          <table:table-cell table:style-name="TableCell660">
            <text:p text:style-name="P661">1 Present. 0 Not present.</text:p>
          </table:table-cell>
        </table:table-row>
        <table:table-row table:style-name="TableRow662">
          <table:table-cell table:style-name="TableCell663">
            <text:p text:style-name="P664">2</text:p>
          </table:table-cell>
          <table:table-cell table:style-name="TableCell665">
            <text:p text:style-name="P666">Deltap sensor</text:p>
          </table:table-cell>
          <table:table-cell table:style-name="TableCell667">
            <text:p text:style-name="P668">1 Present. 0 Not<text:s/>present.</text:p>
          </table:table-cell>
        </table:table-row>
        <table:table-row table:style-name="TableRow669">
          <table:table-cell table:style-name="TableCell670">
            <text:p text:style-name="P671">3</text:p>
          </table:table-cell>
          <table:table-cell table:style-name="TableCell672">
            <text:p text:style-name="P673">Absolute pressure sensor</text:p>
          </table:table-cell>
          <table:table-cell table:style-name="TableCell674">
            <text:p text:style-name="P675">1 Present. 0 Not present.</text:p>
          </table:table-cell>
        </table:table-row>
        <table:table-row table:style-name="TableRow676">
          <table:table-cell table:style-name="TableCell677">
            <text:p text:style-name="P678">4</text:p>
          </table:table-cell>
          <table:table-cell table:style-name="TableCell679">
            <text:p text:style-name="P680">External temperaure sensor</text:p>
          </table:table-cell>
          <table:table-cell table:style-name="TableCell681">
            <text:p text:style-name="P682">1 Present. 0 Not present.</text:p>
          </table:table-cell>
        </table:table-row>
        <table:table-row table:style-name="TableRow683">
          <table:table-cell table:style-name="TableCell684">
            <text:p text:style-name="P685">5</text:p>
          </table:table-cell>
          <table:table-cell table:style-name="TableCell686">
            <text:p text:style-name="P687">Deltap sensor temperature</text:p>
          </table:table-cell>
          <table:table-cell table:style-name="TableCell688">
            <text:p text:style-name="P689">1 Present. 0 Not present.</text:p>
          </table:table-cell>
        </table:table-row>
        <table:table-row table:style-name="TableRow690">
          <table:table-cell table:style-name="TableCell691">
            <text:p text:style-name="P692">6</text:p>
          </table:table-cell>
          <table:table-cell table:style-name="TableCell693">
            <text:p text:style-name="P694">Absolute pressure sensor temperature</text:p>
          </table:table-cell>
          <table:table-cell table:style-name="TableCell695">
            <text:p text:style-name="P696">1 Present. 0 Not present.</text:p>
          </table:table-cell>
        </table:table-row>
        <table:table-row table:style-name="TableRow697">
          <table:table-cell table:style-name="TableCell698">
            <text:p text:style-name="P699">7</text:p>
          </table:table-cell>
          <table:table-cell table:style-name="TableCell700">
            <text:p text:style-name="P701">Real time<text:s/>clock battery</text:p>
          </table:table-cell>
          <table:table-cell table:style-name="TableCell702">
            <text:p text:style-name="P703">1 Present. 0 Not present.</text:p>
          </table:table-cell>
        </table:table-row>
      </table:table>
      <text:p text:style-name="P704"/>
      <text:p text:style-name="P705">Example:</text:p>
      <text:p text:style-name="P706">$DTS,1,1,1,1,1,1,1</text:p>
      <text:p text:style-name="P707">Full configuration installed</text:p>
      <text:p text:style-name="P708">$DTS,1,1,0,1,1,1,1</text:p>
      <text:p text:style-name="P709">Everything installed but the absolute pressure sensor.</text:p>
      <text:p text:style-name="P710"/>
      <text:p text:style-name="Standard"><text:span text:style-name="T711"># 9 – DTQ – DATA_REQ</text:span></text:p>
      <text:p text:style-name="P712">Ask for the remote data. Selects the required data with the<text:s/>fields value. If a 0 is sent at the position i then the ADC will send a #10 reply with the field i not valued. If a 1 is sent at the position i then the ADC will send a #10 reply with the field i valued.</text:p>
      <text:p text:style-name="P713"><text:s/></text:p>
      <text:p text:style-name="P714">The remote system will respond with a DATA_ASSERT<text:s/>(#10).</text:p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i</text:p>
          </table:table-cell>
          <table:table-cell table:style-name="TableCell723">
            <text:p text:style-name="P724">Field String</text:p>
          </table:table-cell>
          <table:table-cell table:style-name="TableCell725">
            <text:p text:style-name="P726">$DTQ</text:p>
          </table:table-cell>
        </table:table-row>
        <table:table-row table:style-name="TableRow727">
          <table:table-cell table:style-name="TableCell728">
            <text:p text:style-name="P729">1-24</text:p>
          </table:table-cell>
          <table:table-cell table:style-name="TableCell730">
            <text:p text:style-name="P731">Select</text:p>
          </table:table-cell>
          <table:table-cell table:style-name="TableCell732">
            <text:p text:style-name="P733">0 if data field not required. 1 if data field required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</table:table>
      <text:p text:style-name="P748"/>
      <text:p text:style-name="P749">Example:</text:p>
      <text:p text:style-name="P750">Request all the data fields of #10</text:p>
      <text:p text:style-name="P751">$DTQ,1,1,1,1,1,1,1,1,1,1,1,1,1,1,1,1,1,1,1,1,1,1,1,1</text:p>
      <text:p text:style-name="P752">Request all the data fields except Deltap and Ext<text:s/>Temperature</text:p>
      <text:p text:style-name="P753">$DTQ,1,0,1,0,1,1,1,1,1,1,1,1,1,1,1,1,1,1,1,1,1,1,1,1</text:p>
      <text:p text:style-name="P754"/>
      <text:p text:style-name="P755"/>
      <text:p text:style-name="P756"/>
      <text:p text:style-name="Standard"><text:span text:style-name="T757"># 10 – DTA – DATA_ASSERT</text:span></text:p>
      <text:p text:style-name="P758"/>
      <text:p text:style-name="P759">Data lengths shown in the table below are variable and conservative. The ADC will respond to a #9 message with a DTA – DATA_ASSERT that contains only the data fields that have been marked with 1 within the #9 message.</text:p>
      <text:p text:style-name="P760"/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i</text:p>
          </table:table-cell>
          <table:table-cell table:style-name="TableCell769">
            <text:p text:style-name="P770">Field String</text:p>
          </table:table-cell>
          <table:table-cell table:style-name="TableCell771">
            <text:p text:style-name="P772">$DTA</text:p>
          </table:table-cell>
        </table:table-row>
        <table:table-row table:style-name="TableRow773">
          <table:table-cell table:style-name="TableCell774">
            <text:p text:style-name="P775">1</text:p>
          </table:table-cell>
          <table:table-cell table:style-name="TableCell776">
            <text:p text:style-name="P777">Timestamp see msg<text:s/><text:soft-page-break/>#4</text:p>
          </table:table-cell>
          <table:table-cell table:style-name="TableCell778">
            <text:p text:style-name="P779">Time as seconds since Jan 1, 1970</text:p>
          </table:table-cell>
        </table:table-row>
        <table:table-row table:style-name="TableRow780">
          <table:table-cell table:style-name="TableCell781">
            <text:p text:style-name="P782">2</text:p>
          </table:table-cell>
          <table:table-cell table:style-name="TableCell783">
            <text:p text:style-name="P784">Deltap [Sensor units, counts]</text:p>
          </table:table-cell>
          <table:table-cell table:style-name="TableCell785">
            <text:p text:style-name="P786">6 Chars, integer. Sensor dependent.</text:p>
          </table:table-cell>
        </table:table-row>
        <table:table-row table:style-name="TableRow787">
          <table:table-cell table:style-name="TableCell788">
            <text:p text:style-name="P789">3</text:p>
          </table:table-cell>
          <table:table-cell table:style-name="TableCell790">
            <text:p text:style-name="P791">Absolute Pressure [Sensor units, counts]</text:p>
          </table:table-cell>
          <table:table-cell table:style-name="TableCell792">
            <text:p text:style-name="P793">6<text:s/>Chars, integer. Sensor dependent</text:p>
          </table:table-cell>
        </table:table-row>
        <table:table-row table:style-name="TableRow794">
          <table:table-cell table:style-name="TableCell795">
            <text:p text:style-name="P796">4</text:p>
          </table:table-cell>
          <table:table-cell table:style-name="TableCell797">
            <text:p text:style-name="P798">Ext Temperature [Sensor units, counts]</text:p>
          </table:table-cell>
          <table:table-cell table:style-name="TableCell799">
            <text:p text:style-name="P800">5 Chars, integer. Sensor dependent</text:p>
          </table:table-cell>
        </table:table-row>
        <table:table-row table:style-name="TableRow801">
          <table:table-cell table:style-name="TableCell802">
            <text:p text:style-name="P803">5</text:p>
          </table:table-cell>
          <table:table-cell table:style-name="TableCell804">
            <text:p text:style-name="P805">Temp deltap [Sensor units, counts]</text:p>
          </table:table-cell>
          <table:table-cell table:style-name="TableCell806">
            <text:p text:style-name="P807">5 Chars, integer. Sensor dependent</text:p>
          </table:table-cell>
        </table:table-row>
        <table:table-row table:style-name="TableRow808">
          <table:table-cell table:style-name="TableCell809">
            <text:p text:style-name="P810">6</text:p>
          </table:table-cell>
          <table:table-cell table:style-name="TableCell811">
            <text:p text:style-name="P812">Temp absolute [Sensor units, counts]</text:p>
          </table:table-cell>
          <table:table-cell table:style-name="TableCell813">
            <text:p text:style-name="P814">5 Chars, integer. Sensor<text:s/>dependent</text:p>
          </table:table-cell>
        </table:table-row>
        <table:table-row table:style-name="TableRow815">
          <table:table-cell table:style-name="TableCell816">
            <text:p text:style-name="P817">7</text:p>
          </table:table-cell>
          <table:table-cell table:style-name="TableCell818">
            <text:p text:style-name="P819">Deltap [Pa]</text:p>
          </table:table-cell>
          <table:table-cell table:style-name="TableCell820">
            <text:p text:style-name="P821">8 Chars, 2 decimal digit</text:p>
          </table:table-cell>
        </table:table-row>
        <table:table-row table:style-name="TableRow822">
          <table:table-cell table:style-name="TableCell823">
            <text:p text:style-name="P824">8</text:p>
          </table:table-cell>
          <table:table-cell table:style-name="TableCell825">
            <text:p text:style-name="P826">Absolute Pressure [Pa]</text:p>
          </table:table-cell>
          <table:table-cell table:style-name="TableCell827">
            <text:p text:style-name="P828">8 Chars, 1 decimal digit</text:p>
          </table:table-cell>
        </table:table-row>
        <table:table-row table:style-name="TableRow829">
          <table:table-cell table:style-name="TableCell830">
            <text:p text:style-name="P831">9</text:p>
          </table:table-cell>
          <table:table-cell table:style-name="TableCell832">
            <text:p text:style-name="P833">Ext Temperature [K]</text:p>
          </table:table-cell>
          <table:table-cell table:style-name="TableCell834">
            <text:p text:style-name="P835">5 Chars, 1 decimal digit</text:p>
          </table:table-cell>
        </table:table-row>
        <table:table-row table:style-name="TableRow836">
          <table:table-cell table:style-name="TableCell837">
            <text:p text:style-name="P838">10</text:p>
          </table:table-cell>
          <table:table-cell table:style-name="TableCell839">
            <text:p text:style-name="P840">Temp deltap [K]</text:p>
          </table:table-cell>
          <table:table-cell table:style-name="TableCell841">
            <text:p text:style-name="P842">5 Chars, 1 decimal digit</text:p>
          </table:table-cell>
        </table:table-row>
        <table:table-row table:style-name="TableRow843">
          <table:table-cell table:style-name="TableCell844">
            <text:p text:style-name="P845">11</text:p>
          </table:table-cell>
          <table:table-cell table:style-name="TableCell846">
            <text:p text:style-name="P847">Temp absolute [K]</text:p>
          </table:table-cell>
          <table:table-cell table:style-name="TableCell848">
            <text:p text:style-name="P849">5 Chars, 1 decimal digit</text:p>
          </table:table-cell>
        </table:table-row>
        <table:table-row table:style-name="TableRow850">
          <table:table-cell table:style-name="TableCell851">
            <text:p text:style-name="P852">12</text:p>
          </table:table-cell>
          <table:table-cell table:style-name="TableCell853">
            <text:p text:style-name="P854">IAS [m/s]</text:p>
          </table:table-cell>
          <table:table-cell table:style-name="TableCell855">
            <text:p text:style-name="P856">6<text:s/>Chars, 2 decimal digit</text:p>
          </table:table-cell>
        </table:table-row>
        <table:table-row table:style-name="TableRow857">
          <table:table-cell table:style-name="TableCell858">
            <text:p text:style-name="P859">13</text:p>
          </table:table-cell>
          <table:table-cell table:style-name="TableCell860">
            <text:p text:style-name="P861">TAS [m/s]</text:p>
          </table:table-cell>
          <table:table-cell table:style-name="TableCell862">
            <text:p text:style-name="P863">6 Chars, 2 decimal digit</text:p>
          </table:table-cell>
        </table:table-row>
        <table:table-row table:style-name="TableRow864">
          <table:table-cell table:style-name="TableCell865">
            <text:p text:style-name="P866">14</text:p>
          </table:table-cell>
          <table:table-cell table:style-name="TableCell867">
            <text:p text:style-name="P868">Altitude [m]</text:p>
          </table:table-cell>
          <table:table-cell table:style-name="TableCell869">
            <text:p text:style-name="P870">7 Chars, 2 decimal digit</text:p>
          </table:table-cell>
        </table:table-row>
        <table:table-row table:style-name="TableRow871">
          <table:table-cell table:style-name="TableCell872">
            <text:p text:style-name="P873">15</text:p>
          </table:table-cell>
          <table:table-cell table:style-name="TableCell874">
            <text:p text:style-name="P875">OAT [K]</text:p>
          </table:table-cell>
          <table:table-cell table:style-name="TableCell876">
            <text:p text:style-name="P877">5 Chars, 1 decimal digit</text:p>
          </table:table-cell>
        </table:table-row>
        <table:table-row table:style-name="TableRow878">
          <table:table-cell table:style-name="TableCell879">
            <text:p text:style-name="P880">16</text:p>
          </table:table-cell>
          <table:table-cell table:style-name="TableCell881">
            <text:p text:style-name="P882">Relative time micro millis [s*10^-6]</text:p>
          </table:table-cell>
          <table:table-cell table:style-name="TableCell883">
            <text:p text:style-name="P884">5 Chars, integer</text:p>
          </table:table-cell>
        </table:table-row>
        <table:table-row table:style-name="TableRow885">
          <table:table-cell table:style-name="TableCell886">
            <text:p text:style-name="P887">17</text:p>
          </table:table-cell>
          <table:table-cell table:style-name="TableCell888">
            <text:p text:style-name="P889">Uncertainty IAS [m/s]</text:p>
          </table:table-cell>
          <table:table-cell table:style-name="TableCell890">
            <text:p text:style-name="P891">3 Chars, 1 decimal digit</text:p>
          </table:table-cell>
        </table:table-row>
        <table:table-row table:style-name="TableRow892">
          <table:table-cell table:style-name="TableCell893">
            <text:p text:style-name="P894">18</text:p>
          </table:table-cell>
          <table:table-cell table:style-name="TableCell895">
            <text:p text:style-name="P896">Uncertainty TAS [m/s]</text:p>
          </table:table-cell>
          <table:table-cell table:style-name="TableCell897">
            <text:p text:style-name="P898">3 Chars, 1 decimal digit</text:p>
          </table:table-cell>
        </table:table-row>
        <table:table-row table:style-name="TableRow899">
          <table:table-cell table:style-name="TableCell900">
            <text:p text:style-name="P901">19</text:p>
          </table:table-cell>
          <table:table-cell table:style-name="TableCell902">
            <text:p text:style-name="P903">Uncertainty Altitude [m]</text:p>
          </table:table-cell>
          <table:table-cell table:style-name="TableCell904">
            <text:p text:style-name="P905">3 Chars, 1 decimal digit</text:p>
          </table:table-cell>
        </table:table-row>
        <table:table-row table:style-name="TableRow906">
          <table:table-cell table:style-name="TableCell907">
            <text:p text:style-name="P908">20</text:p>
          </table:table-cell>
          <table:table-cell table:style-name="TableCell909">
            <text:p text:style-name="P910">Uncertainty OAT [K]</text:p>
          </table:table-cell>
          <table:table-cell table:style-name="TableCell911">
            <text:p text:style-name="P912">3 Chars, 1 decimal digit</text:p>
          </table:table-cell>
        </table:table-row>
        <table:table-row table:style-name="TableRow913">
          <table:table-cell table:style-name="TableCell914">
            <text:p text:style-name="P915">21</text:p>
          </table:table-cell>
          <table:table-cell table:style-name="TableCell916">
            <text:p text:style-name="P917">Air Density [kg/m^3]</text:p>
          </table:table-cell>
          <table:table-cell table:style-name="TableCell918">
            <text:p text:style-name="P919">8 Chars,6 decimal digit</text:p>
          </table:table-cell>
        </table:table-row>
        <table:table-row table:style-name="TableRow920">
          <table:table-cell table:style-name="TableCell921">
            <text:p text:style-name="P922">22</text:p>
          </table:table-cell>
          <table:table-cell table:style-name="TableCell923">
            <text:p text:style-name="P924">Air Viscosity[Pas*10^-6]</text:p>
          </table:table-cell>
          <table:table-cell table:style-name="TableCell925">
            <text:p text:style-name="P926">8 Chars,6 decimal digit</text:p>
          </table:table-cell>
        </table:table-row>
        <table:table-row table:style-name="TableRow927">
          <table:table-cell table:style-name="TableCell928">
            <text:p text:style-name="P929">23</text:p>
          </table:table-cell>
          <table:table-cell table:style-name="TableCell930">
            <text:p text:style-name="P931">Re</text:p>
          </table:table-cell>
          <table:table-cell table:style-name="TableCell932">
            <text:p text:style-name="P933">8 Chars,1 decimal digit</text:p>
          </table:table-cell>
        </table:table-row>
        <table:table-row table:style-name="TableRow934">
          <table:table-cell table:style-name="TableCell935">
            <text:p text:style-name="P936">24</text:p>
          </table:table-cell>
          <table:table-cell table:style-name="TableCell937">
            <text:p text:style-name="P938">c factor</text:p>
          </table:table-cell>
          <table:table-cell table:style-name="TableCell939">
            <text:p text:style-name="P940">6 Chars,4 decimal digit</text:p>
          </table:table-cell>
        </table:table-row>
      </table:table>
      <text:p text:style-name="P941"/>
      <text:p text:style-name="P942">Example:</text:p>
      <text:p text:style-name="Standard"><text:span text:style-name="T943">$DTA,1493151334</text:span><text:span text:style-name="T944">,6608</text:span><text:span text:style-name="T945">,******,******,*****,*****,*****,472.60,100926.1,15.0,18.3,18.6,27.77,27.77,63.1,15.0,1244,0.4,0.7,1.1,0.3,1.225000,18.396057,15081.1,0.9977</text:span></text:p>
      <text:p text:style-name="P946"/>
      <text:p text:style-name="P947"/>
      <text:p text:style-name="P948"/>
      <text:p text:style-name="P949"/>
      <text:soft-page-break/>
      <text:p text:style-name="P950"><text:span text:style-name="T951"># 11 – SFS –<text:s/></text:span><text:span text:style-name="T952">STATUS_FREQ_SET</text:span></text:p>
      <text:p text:style-name="P953">The request to set the frequency rate of the remote status messages.</text:p>
      <text:p text:style-name="P954">The remote system will respond with a STATUS_FREQ_ASSERT (#13).</text:p>
      <text:p text:style-name="P955"/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0</text:p>
          </table:table-cell>
          <table:table-cell table:style-name="TableCell963">
            <text:p text:style-name="P964">Field String</text:p>
          </table:table-cell>
          <table:table-cell table:style-name="TableCell965">
            <text:p text:style-name="P966">$SFS</text:p>
          </table:table-cell>
        </table:table-row>
        <table:table-row table:style-name="TableRow967">
          <table:table-cell table:style-name="TableCell968">
            <text:p text:style-name="P969">1</text:p>
          </table:table-cell>
          <table:table-cell table:style-name="TableCell970">
            <text:p text:style-name="P971">frequency</text:p>
          </table:table-cell>
          <table:table-cell table:style-name="TableCell972">
            <text:p text:style-name="P973">The requested frequency rate (messages per second)</text:p>
          </table:table-cell>
        </table:table-row>
      </table:table>
      <text:p text:style-name="P974"/>
      <text:p text:style-name="P975">Example: (set the<text:s/>frequency to 2 Hz)</text:p>
      <text:p text:style-name="P976">$SFS,2</text:p>
      <text:p text:style-name="P977"/>
      <text:p text:style-name="P978"/>
      <text:p text:style-name="P979"/>
      <text:p text:style-name="Standard"><text:span text:style-name="T980"># 12 – SFQ – STATUS_FREQ_REQ</text:span></text:p>
      <text:p text:style-name="P981">Query the frequency rate of the remote status messages.</text:p>
      <text:p text:style-name="P982">The remote system will respond with a STATUS_FREQ_ASSERT (#13).</text:p>
      <text:p text:style-name="P983"/>
      <table:table table:style-name="Table984">
        <table:table-columns>
          <table:table-column table:style-name="TableColumn985"/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0</text:p>
          </table:table-cell>
          <table:table-cell table:style-name="TableCell991">
            <text:p text:style-name="P992">Field String</text:p>
          </table:table-cell>
          <table:table-cell table:style-name="TableCell993">
            <text:p text:style-name="P994">$SFQ</text:p>
          </table:table-cell>
        </table:table-row>
      </table:table>
      <text:p text:style-name="P995"/>
      <text:p text:style-name="P996">Example:</text:p>
      <text:p text:style-name="P997">$SFQ</text:p>
      <text:p text:style-name="P998"/>
      <text:p text:style-name="P999"/>
      <text:p text:style-name="P1000"/>
      <text:p text:style-name="Standard"><text:span text:style-name="T1001"># 13 – SFA – STATUS_FREQ_ASSERT</text:span></text:p>
      <text:p text:style-name="P1002">The<text:s/>message contains the current frequency rate of the status messages.</text:p>
      <text:p text:style-name="P1003"/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0</text:p>
          </table:table-cell>
          <table:table-cell table:style-name="TableCell1011">
            <text:p text:style-name="P1012">Field String</text:p>
          </table:table-cell>
          <table:table-cell table:style-name="TableCell1013">
            <text:p text:style-name="P1014">$SFA</text:p>
          </table:table-cell>
        </table:table-row>
        <table:table-row table:style-name="TableRow1015">
          <table:table-cell table:style-name="TableCell1016">
            <text:p text:style-name="P1017">1</text:p>
          </table:table-cell>
          <table:table-cell table:style-name="TableCell1018">
            <text:p text:style-name="P1019">frequency</text:p>
          </table:table-cell>
          <table:table-cell table:style-name="TableCell1020">
            <text:p text:style-name="P1021">The current frequency rate (messages per second)</text:p>
          </table:table-cell>
        </table:table-row>
      </table:table>
      <text:p text:style-name="P1022"/>
      <text:p text:style-name="P1023">Example: (2 Hz)</text:p>
      <text:p text:style-name="P1024">$SFA,2</text:p>
      <text:p text:style-name="P1025"/>
      <text:p text:style-name="P1026"/>
      <text:p text:style-name="P1027"/>
      <text:p text:style-name="P1028"/>
      <text:soft-page-break/>
      <text:p text:style-name="P1029"><text:span text:style-name="T1030"># 14 – DFS – DATA_FREQ_SET</text:span></text:p>
      <text:p text:style-name="P1031">The request to set the frequency rate of the<text:s/>remote data messages.</text:p>
      <text:p text:style-name="P1032">The remote system will respond with a DATA_FREQ_ASSERT (#16).</text:p>
      <text:p text:style-name="P1033"/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P1040">0</text:p>
          </table:table-cell>
          <table:table-cell table:style-name="TableCell1041">
            <text:p text:style-name="P1042">Field String</text:p>
          </table:table-cell>
          <table:table-cell table:style-name="TableCell1043">
            <text:p text:style-name="P1044">$DFS</text:p>
          </table:table-cell>
        </table:table-row>
        <table:table-row table:style-name="TableRow1045">
          <table:table-cell table:style-name="TableCell1046">
            <text:p text:style-name="P1047">1</text:p>
          </table:table-cell>
          <table:table-cell table:style-name="TableCell1048">
            <text:p text:style-name="P1049">frequency</text:p>
          </table:table-cell>
          <table:table-cell table:style-name="TableCell1050">
            <text:p text:style-name="P1051">The requested frequency rate (messages per second)</text:p>
          </table:table-cell>
        </table:table-row>
      </table:table>
      <text:p text:style-name="P1052"/>
      <text:p text:style-name="P1053">Example: (set the frequency to 20 Hz)</text:p>
      <text:p text:style-name="P1054">$DFS,20</text:p>
      <text:p text:style-name="P1055"/>
      <text:p text:style-name="P1056"/>
      <text:p text:style-name="P1057"/>
      <text:p text:style-name="Standard"><text:span text:style-name="T1058"># 15 – DFQ – DATA_FREQ_REQ</text:span></text:p>
      <text:p text:style-name="P1059">Query the<text:s/>frequency rate of the remote data messages.</text:p>
      <text:p text:style-name="P1060">The remote system will respond with a DATA_FREQ_ASSERT (#16).</text:p>
      <text:p text:style-name="P1061"/>
      <table:table table:style-name="Table1062">
        <table:table-columns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0</text:p>
          </table:table-cell>
          <table:table-cell table:style-name="TableCell1069">
            <text:p text:style-name="P1070">Field String</text:p>
          </table:table-cell>
          <table:table-cell table:style-name="TableCell1071">
            <text:p text:style-name="P1072">$DFQ</text:p>
          </table:table-cell>
        </table:table-row>
      </table:table>
      <text:p text:style-name="P1073"/>
      <text:p text:style-name="P1074">Example:</text:p>
      <text:p text:style-name="P1075">$DFQ</text:p>
      <text:p text:style-name="P1076"/>
      <text:p text:style-name="P1077"/>
      <text:p text:style-name="P1078"/>
      <text:p text:style-name="Standard"><text:span text:style-name="T1079"># 16 – DFA – DATA_FREQ_ASSERT</text:span></text:p>
      <text:p text:style-name="P1080">The message contains the current frequency rate of the data messages.</text:p>
      <text:p text:style-name="P1081"/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</table:table-columns>
        <table:table-row table:style-name="TableRow1086">
          <table:table-cell table:style-name="TableCell1087">
            <text:p text:style-name="P1088">0</text:p>
          </table:table-cell>
          <table:table-cell table:style-name="TableCell1089">
            <text:p text:style-name="P1090">Field<text:s/>String</text:p>
          </table:table-cell>
          <table:table-cell table:style-name="TableCell1091">
            <text:p text:style-name="P1092">$DFA</text:p>
          </table:table-cell>
        </table:table-row>
        <table:table-row table:style-name="TableRow1093">
          <table:table-cell table:style-name="TableCell1094">
            <text:p text:style-name="P1095">1</text:p>
          </table:table-cell>
          <table:table-cell table:style-name="TableCell1096">
            <text:p text:style-name="P1097">frequency</text:p>
          </table:table-cell>
          <table:table-cell table:style-name="TableCell1098">
            <text:p text:style-name="P1099">The current frequency rate (messages per second)</text:p>
          </table:table-cell>
        </table:table-row>
      </table:table>
      <text:p text:style-name="P1100"/>
      <text:p text:style-name="P1101">Example: (20 Hz)</text:p>
      <text:p text:style-name="P1102">$DFA,20</text:p>
      <text:soft-page-break/>
      <text:p text:style-name="P1103"><text:span text:style-name="T1104"># 17 – LGD –</text:span><text:span text:style-name="T1105"><text:s/></text:span><text:span text:style-name="T1106">LOG_FILE_DELETE</text:span></text:p>
      <text:p text:style-name="P1107">Command to delete the datalog.csv file from the SD card. No fields are required.</text:p>
      <text:p text:style-name="P1108"/>
      <table:table table:style-name="Table1109">
        <table:table-columns>
          <table:table-column table:style-name="TableColumn1110"/>
          <table:table-column table:style-name="TableColumn1111"/>
          <table:table-column table:style-name="TableColumn1112"/>
        </table:table-columns>
        <table:table-row table:style-name="TableRow1113">
          <table:table-cell table:style-name="TableCell1114">
            <text:p text:style-name="P1115">0</text:p>
          </table:table-cell>
          <table:table-cell table:style-name="TableCell1116">
            <text:p text:style-name="P1117">Field String</text:p>
          </table:table-cell>
          <table:table-cell table:style-name="TableCell1118">
            <text:p text:style-name="P1119">$LGD</text:p>
          </table:table-cell>
        </table:table-row>
      </table:table>
      <text:soft-page-break/>
      <text:p text:style-name="P1120"><text:span text:style-name="T1121"># 18 – LGQ –<text:s/></text:span><text:span text:style-name="T1122">LOG_FILE_REQ</text:span><text:span text:style-name="T1123"><text:s/>Sent out the logfile datalog.csv through serial connection</text:span></text:p>
      <text:p text:style-name="P1124"/>
      <table:table table:style-name="Table1125">
        <table:table-columns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>
            <text:p text:style-name="P1131">0</text:p>
          </table:table-cell>
          <table:table-cell table:style-name="TableCell1132">
            <text:p text:style-name="P1133">Field String</text:p>
          </table:table-cell>
          <table:table-cell table:style-name="TableCell1134">
            <text:p text:style-name="P1135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6T21:06:00Z</dc:date>
    <meta:template xlink:href="Normal.dotm" xlink:type="simple"/>
    <meta:editing-cycles>101</meta:editing-cycles>
    <meta:editing-duration>PT31080S</meta:editing-duration>
    <meta:document-statistic meta:page-count="11" meta:paragraph-count="19" meta:word-count="1440" meta:character-count="9633" meta:row-count="68" meta:non-whitespace-character-count="8212"/>
  </office:meta>
</office:document-meta>
</file>